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944in" table:align="left"/>
    </style:style>
    <style:style style:name="Table1.A" style:family="table-column">
      <style:table-column-properties style:column-width="1.0389in"/>
    </style:style>
    <style:style style:name="Table1.B" style:family="table-column">
      <style:table-column-properties style:column-width="2.2319in"/>
    </style:style>
    <style:style style:name="Table1.C" style:family="table-column">
      <style:table-column-properties style:column-width="2.723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3951in" table:align="left"/>
    </style:style>
    <style:style style:name="Table2.A" style:family="table-column">
      <style:table-column-properties style:column-width="0.6861in"/>
    </style:style>
    <style:style style:name="Table2.B" style:family="table-column">
      <style:table-column-properties style:column-width="3.70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3868in" table:align="left"/>
    </style:style>
    <style:style style:name="Table3.A" style:family="table-column">
      <style:table-column-properties style:column-width="0.9736in"/>
    </style:style>
    <style:style style:name="Table3.B" style:family="table-column">
      <style:table-column-properties style:column-width="2.413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2bc487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21d2cb" officeooo:paragraph-rsid="0021d2cb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29009d" officeooo:paragraph-rsid="0029009d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rsid="002bc487" officeooo:paragraph-rsid="002bc487" fo:background-color="#1f1f1f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9" style:family="paragraph" style:parent-style-name="Standard">
      <style:text-properties fo:color="#6a9955" loext:opacity="100%" style:font-name="Droid Sans Mono" fo:font-size="10.5pt" fo:font-weight="normal" officeooo:rsid="0023c392" officeooo:paragraph-rsid="0023c392" fo:background-color="#1f1f1f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text-properties officeooo:paragraph-rsid="001e475d"/>
    </style:style>
    <style:style style:name="P13" style:family="paragraph" style:parent-style-name="Standard">
      <style:text-properties officeooo:rsid="001ff513"/>
    </style:style>
    <style:style style:name="P14" style:family="paragraph" style:parent-style-name="Standard">
      <style:text-properties officeooo:rsid="001ff513" officeooo:paragraph-rsid="001ff513"/>
    </style:style>
    <style:style style:name="P15" style:family="paragraph" style:parent-style-name="Standard">
      <style:text-properties officeooo:rsid="001ff513" officeooo:paragraph-rsid="002bc487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ff513" officeooo:paragraph-rsid="001ff513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3c392" officeooo:paragraph-rsid="0023c392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5a71b" officeooo:paragraph-rsid="0025a71b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6ec85" officeooo:paragraph-rsid="0026ec85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9009d" officeooo:paragraph-rsid="0029009d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bc487" officeooo:paragraph-rsid="002bc487" style:font-size-asian="15pt" style:font-weight-asian="bold" style:font-size-complex="15pt" style:font-weight-complex="bold"/>
    </style:style>
    <style:style style:name="P22" style:family="paragraph" style:parent-style-name="Standard">
      <style:text-properties officeooo:rsid="0021d2cb" officeooo:paragraph-rsid="0021d2cb"/>
    </style:style>
    <style:style style:name="P23" style:family="paragraph" style:parent-style-name="Standard">
      <style:text-properties officeooo:rsid="0023c392" officeooo:paragraph-rsid="0023c392"/>
    </style:style>
    <style:style style:name="P24" style:family="paragraph" style:parent-style-name="Standard">
      <style:text-properties officeooo:rsid="00245a31" officeooo:paragraph-rsid="00245a31"/>
    </style:style>
    <style:style style:name="P25" style:family="paragraph" style:parent-style-name="Standard">
      <style:paragraph-properties fo:text-align="center" style:justify-single-word="false"/>
      <style:text-properties officeooo:rsid="00245a31" officeooo:paragraph-rsid="00245a31"/>
    </style:style>
    <style:style style:name="P26" style:family="paragraph" style:parent-style-name="Standard">
      <style:text-properties officeooo:rsid="0025a71b" officeooo:paragraph-rsid="0025a71b"/>
    </style:style>
    <style:style style:name="P27" style:family="paragraph" style:parent-style-name="Standard">
      <style:text-properties officeooo:rsid="0025a71b" officeooo:paragraph-rsid="0023c392"/>
    </style:style>
    <style:style style:name="P28" style:family="paragraph" style:parent-style-name="Standard">
      <style:text-properties officeooo:rsid="0026ec85" officeooo:paragraph-rsid="0026ec85"/>
    </style:style>
    <style:style style:name="P29" style:family="paragraph" style:parent-style-name="Standard">
      <style:text-properties officeooo:rsid="0026ec85" officeooo:paragraph-rsid="002bc487"/>
    </style:style>
    <style:style style:name="P30" style:family="paragraph" style:parent-style-name="Standard">
      <style:paragraph-properties fo:text-align="center" style:justify-single-word="false"/>
      <style:text-properties officeooo:rsid="0026ec85" officeooo:paragraph-rsid="0026ec85"/>
    </style:style>
    <style:style style:name="P31" style:family="paragraph" style:parent-style-name="Standard">
      <style:text-properties officeooo:rsid="0029009d" officeooo:paragraph-rsid="0029009d"/>
    </style:style>
    <style:style style:name="P32" style:family="paragraph" style:parent-style-name="Standard">
      <style:text-properties officeooo:rsid="002bc487" officeooo:paragraph-rsid="002bc487"/>
    </style:style>
    <style:style style:name="P33" style:family="paragraph" style:parent-style-name="Standard">
      <style:text-properties officeooo:paragraph-rsid="001ff513"/>
    </style:style>
    <style:style style:name="P34" style:family="paragraph" style:parent-style-name="Text_20_body" style:list-style-name="L1"/>
    <style:style style:name="P35" style:family="paragraph" style:parent-style-name="Text_20_body" style:list-style-name="L2"/>
    <style:style style:name="P36" style:family="paragraph" style:parent-style-name="Text_20_body" style:list-style-name="L3"/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6"/>
    <style:style style:name="P40" style:family="paragraph" style:parent-style-name="Text_20_body" style:list-style-name="L7"/>
    <style:style style:name="P41" style:family="paragraph" style:parent-style-name="Text_20_body">
      <style:paragraph-properties fo:margin-top="0in" fo:margin-bottom="0in" style:contextual-spacing="false"/>
    </style:style>
    <style:style style:name="P42" style:family="paragraph" style:parent-style-name="Text_20_body" style:list-style-name="L8"/>
    <style:style style:name="P43" style:family="paragraph" style:parent-style-name="Text_20_body" style:list-style-name="L9"/>
    <style:style style:name="P44" style:family="paragraph" style:parent-style-name="Text_20_body" style:list-style-name="L10"/>
    <style:style style:name="P45" style:family="paragraph" style:parent-style-name="Text_20_body" style:list-style-name="L11"/>
    <style:style style:name="P46" style:family="paragraph" style:parent-style-name="Text_20_body">
      <style:text-properties officeooo:paragraph-rsid="001e475d"/>
    </style:style>
    <style:style style:name="P47" style:family="paragraph" style:parent-style-name="Text_20_body">
      <style:paragraph-properties fo:text-align="center" style:justify-single-word="false"/>
      <style:text-properties officeooo:paragraph-rsid="001e475d"/>
    </style:style>
    <style:style style:name="T1" style:family="text">
      <style:text-properties fo:font-size="15pt" officeooo:rsid="001e475d" style:font-size-asian="15pt" style:font-size-complex="15pt"/>
    </style:style>
    <style:style style:name="T2" style:family="text">
      <style:text-properties fo:color="#c9211e" loext:opacity="100%" fo:font-size="15pt" style:text-underline-style="solid" style:text-underline-width="auto" style:text-underline-color="font-color" officeooo:rsid="001e475d" style:font-size-asian="15pt" style:font-size-complex="15pt"/>
    </style:style>
    <style:style style:name="T3" style:family="text">
      <style:text-properties style:font-name="Droid Sans Mono" fo:font-size="10.5pt" fo:font-weight="normal"/>
    </style:style>
    <style:style style:name="T4" style:family="text">
      <style:text-properties fo:color="#6a9955" loext:opacity="100%"/>
    </style:style>
    <style:style style:name="T5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6" style:family="text">
      <style:text-properties fo:color="#6a9955" loext:opacity="100%" style:font-name="Droid Sans Mono" fo:font-size="10.5pt" fo:font-weight="normal" officeooo:rsid="001e475d" fo:background-color="#1f1f1f" loext:char-shading-value="0" style:font-size-asian="15pt" style:font-size-complex="15pt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1" style:family="text">
      <style:text-properties fo:color="#9cdcfe" loext:opacity="100%"/>
    </style:style>
    <style:style style:name="T12" style:family="text">
      <style:text-properties fo:color="#ce9178" loext:opacity="100%"/>
    </style:style>
    <style:style style:name="T13" style:family="text">
      <style:text-properties fo:color="#d4d4d4" loext:opacity="100%"/>
    </style:style>
    <style:style style:name="T14" style:family="text">
      <style:text-properties fo:color="#d7ba7d" loext:opacity="100%"/>
    </style:style>
    <style:style style:name="T15" style:family="text">
      <style:text-properties fo:color="#b5cea8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4fc1ff" loext:opacity="100%"/>
    </style:style>
    <style:style style:name="T18" style:family="text">
      <style:text-properties fo:color="#c586c0" loext:opacity="100%"/>
    </style:style>
    <style:style style:name="T19" style:family="text">
      <style:text-properties fo:color="#4ec9b0" loext:opacity="100%"/>
    </style:style>
    <style:style style:name="T20" style:family="text">
      <style:text-properties officeooo:rsid="002741c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at sounds like a wonderful and meaningful project! Creating a <text:span text:style-name="Strong_20_Emphasis">fun learning platform or set of activities</text:span> for <text:span text:style-name="Strong_20_Emphasis">Transitional Kindergarten (TK) to Grade 12 (K–12)</text:span> students, especially for <text:span text:style-name="Strong_20_Emphasis">math and writing</text:span>, can be both educational and engaging.</text:p>
      <text:p text:style-name="Text_20_body">Let’s break this down <text:span text:style-name="Strong_20_Emphasis">step by step</text:span> and start small. We'll first define the <text:span text:style-name="Strong_20_Emphasis">scope</text:span>, then go grade by grade or level by level, creating interactive or printable content (digital worksheets, web activities, or games) appropriate to each age.</text:p>
      <text:p text:style-name="Horizontal_20_Line"/>
      <text:h text:style-name="Heading_20_3" text:outline-level="3">✅ STEP 1: DEFINE THE PROJECT GOALS</text:h>
      <text:p text:style-name="Text_20_body"><text:span text:style-name="Strong_20_Emphasis">Goal:</text:span><text:line-break/>Create a fun, engaging platform or resource for kids in TK–12 to learn and practice <text:span text:style-name="Strong_20_Emphasis">Math and Writing</text:span> through:</text:p>
      <text:list text:style-name="L1">
        <text:list-item>
          <text:p text:style-name="P34">Games</text:p>
        </text:list-item>
        <text:list-item>
          <text:p text:style-name="P34">Interactive exercises</text:p>
        </text:list-item>
        <text:list-item>
          <text:p text:style-name="P34">Printable worksheets</text:p>
        </text:list-item>
        <text:list-item>
          <text:p text:style-name="P34">Creative prompts</text:p>
        </text:list-item>
        <text:list-item>
          <text:p text:style-name="P34">Visual aids</text:p>
        </text:list-item>
      </text:list>
      <text:p text:style-name="Horizontal_20_Line"/>
      <text:h text:style-name="Heading_20_3" text:outline-level="3">✅ STEP 2: START SMALL – CHOOSE A LEVEL TO BEGIN</text:h>
      <text:p text:style-name="Text_20_body">We’ll begin with <text:span text:style-name="Strong_20_Emphasis">TK–Kindergarten</text:span>, and gradually move up.</text:p>
      <text:h text:style-name="Heading_20_4" text:outline-level="4">➤ <text:span text:style-name="Strong_20_Emphasis">Focus Area: TK (Transitional Kindergarten) – Ages 4–5</text:span></text:h>
      <text:p text:style-name="Text_20_body">We’ll create:</text:p>
      <text:list text:style-name="L2">
        <text:list-item>
          <text:p text:style-name="P35">Basic math: counting, shapes, patterns</text:p>
        </text:list-item>
        <text:list-item>
          <text:p text:style-name="P35">Basic writing: letters, tracing, simple words</text:p>
        </text:list-item>
      </text:list>
      <text:p text:style-name="Horizontal_20_Line"/>
      <text:h text:style-name="Heading_20_3" text:outline-level="3">✅ STEP 3: CREATE MATH AND WRITING ACTIVITIES FOR TK</text:h>
      <text:h text:style-name="Heading_20_4" text:outline-level="4">🟦 A. <text:span text:style-name="Strong_20_Emphasis">TK Math Topics</text:span></text:h>
      <text:list text:style-name="L3">
        <text:list-item>
          <text:p text:style-name="P36">Counting from 1 to 10 (and eventually 20)</text:p>
        </text:list-item>
        <text:list-item>
          <text:p text:style-name="P36">Identifying shapes (circle, square, triangle)</text:p>
        </text:list-item>
        <text:list-item>
          <text:p text:style-name="P36">Comparing sizes (big/small, more/less)</text:p>
        </text:list-item>
        <text:list-item>
          <text:p text:style-name="P36">Recognizing patterns</text:p>
        </text:list-item>
      </text:list>
      <text:p text:style-name="Text_20_body"><text:span text:style-name="Strong_20_Emphasis">Example Activity:</text:span><text:line-break/>🔢 <text:span text:style-name="Strong_20_Emphasis">Count the Animals</text:span><text:line-break/>"Count how many cats are in the picture and circle the right number."</text:p>
      <text:p text:style-name="Text_20_body"><text:soft-page-break/>✍️ We can generate this as:</text:p>
      <text:list text:style-name="L4">
        <text:list-item>
          <text:p text:style-name="P37">A worksheet</text:p>
        </text:list-item>
        <text:list-item>
          <text:p text:style-name="P37">A web page</text:p>
        </text:list-item>
        <text:list-item>
          <text:p text:style-name="P37">A drag-and-drop game</text:p>
        </text:list-item>
      </text:list>
      <text:h text:style-name="Heading_20_4" text:outline-level="4">🟩 B. <text:span text:style-name="Strong_20_Emphasis">TK Writing Topics</text:span></text:h>
      <text:list text:style-name="L5">
        <text:list-item>
          <text:p text:style-name="P38">Tracing uppercase/lowercase letters</text:p>
        </text:list-item>
        <text:list-item>
          <text:p text:style-name="P38">Writing their name</text:p>
        </text:list-item>
        <text:list-item>
          <text:p text:style-name="P38">Tracing simple words: cat, dog, sun, etc.</text:p>
        </text:list-item>
        <text:list-item>
          <text:p text:style-name="P38">Matching letters to sounds (A = apple)</text:p>
        </text:list-item>
      </text:list>
      <text:p text:style-name="Text_20_body"><text:span text:style-name="Strong_20_Emphasis">Example Activity:</text:span><text:line-break/>✏️ <text:span text:style-name="Strong_20_Emphasis">Trace and Color the Letter A</text:span><text:line-break/>"Trace the letter A and then color the apple."</text:p>
      <text:p text:style-name="Horizontal_20_Line"/>
      <text:h text:style-name="Heading_20_3" text:outline-level="3">✅ STEP 4: ORGANIZE THE MATERIALS BY GRADE AND SUBJECT</text:h>
      <text:p text:style-name="Text_20_body">We’ll create a structure like thi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Grade Level</text:p>
            </table:table-cell>
            <table:table-cell table:style-name="Table1.A1" office:value-type="string">
              <text:p text:style-name="Table_20_Heading">Math Topics</text:p>
            </table:table-cell>
            <table:table-cell table:style-name="Table1.A1" office:value-type="string">
              <text:p text:style-name="Table_20_Heading">Writing Topics</text:p>
            </table:table-cell>
          </table:table-row>
        </table:table-header-rows>
        <table:table-row>
          <table:table-cell table:style-name="Table1.A1" office:value-type="string">
            <text:p text:style-name="Table_20_Contents">TK</text:p>
          </table:table-cell>
          <table:table-cell table:style-name="Table1.A1" office:value-type="string">
            <text:p text:style-name="Table_20_Contents">Counting, Shapes</text:p>
          </table:table-cell>
          <table:table-cell table:style-name="Table1.A1" office:value-type="string">
            <text:p text:style-name="Table_20_Contents">Tracing Letters, Simple Words</text:p>
          </table:table-cell>
        </table:table-row>
        <table:table-row>
          <table:table-cell table:style-name="Table1.A1" office:value-type="string">
            <text:p text:style-name="Table_20_Contents">K</text:p>
          </table:table-cell>
          <table:table-cell table:style-name="Table1.A1" office:value-type="string">
            <text:p text:style-name="Table_20_Contents">Add/Subtract within 10</text:p>
          </table:table-cell>
          <table:table-cell table:style-name="Table1.A1" office:value-type="string">
            <text:p text:style-name="Table_20_Contents">Sentence Building</text:p>
          </table:table-cell>
        </table:table-row>
        <table:table-row>
          <table:table-cell table:style-name="Table1.A1" office:value-type="string">
            <text:p text:style-name="Table_20_Contents">1st</text:p>
          </table:table-cell>
          <table:table-cell table:style-name="Table1.A1" office:value-type="string">
            <text:p text:style-name="Table_20_Contents">Place Value, Word Problems</text:p>
          </table:table-cell>
          <table:table-cell table:style-name="Table1.A1" office:value-type="string">
            <text:p text:style-name="Table_20_Contents">Creative Writing, Grammar</text:p>
          </table:table-cell>
        </table:table-row>
        <table:table-row>
          <table:table-cell table:style-name="Table1.A1" office:value-type="string">
            <text:p text:style-name="Table_20_Contents">...</text:p>
          </table:table-cell>
          <table:table-cell table:style-name="Table1.A1" office:value-type="string">
            <text:p text:style-name="Table_20_Contents">...</text:p>
          </table:table-cell>
          <table:table-cell table:style-name="Table1.A1" office:value-type="string">
            <text:p text:style-name="Table_20_Contents">...</text:p>
          </table:table-cell>
        </table:table-row>
        <table:table-row>
          <table:table-cell table:style-name="Table1.A1" office:value-type="string">
            <text:p text:style-name="Table_20_Contents">12th</text:p>
          </table:table-cell>
          <table:table-cell table:style-name="Table1.A1" office:value-type="string">
            <text:p text:style-name="Table_20_Contents">Algebra, Geometry, Statistics</text:p>
          </table:table-cell>
          <table:table-cell table:style-name="Table1.A1" office:value-type="string">
            <text:p text:style-name="Table_20_Contents">Essays, Research, Creative Writing</text:p>
          </table:table-cell>
        </table:table-row>
      </table:table>
      <text:p text:style-name="Horizontal_20_Line"/>
      <text:h text:style-name="Heading_20_3" text:outline-level="3">✅ STEP 5: CHOOSE FORMAT</text:h>
      <text:p text:style-name="Text_20_body">Would you like this as:</text:p>
      <text:list text:style-name="L6">
        <text:list-item>
          <text:p text:style-name="P39">A website or web app (interactive)?</text:p>
        </text:list-item>
        <text:list-item>
          <text:p text:style-name="P39">A PDF workbook (printable)?</text:p>
        </text:list-item>
        <text:list-item>
          <text:p text:style-name="P39">A mobile app?</text:p>
        </text:list-item>
        <text:list-item>
          <text:p text:style-name="P39">All of the above over time?</text:p>
        </text:list-item>
      </text:list>
      <text:p text:style-name="Text_20_body">We can start with <text:span text:style-name="Strong_20_Emphasis">printable PDF worksheets or a simple web-based version</text:span>.</text:p>
      <text:p text:style-name="Horizontal_20_Line"/>
      <text:h text:style-name="Heading_20_3" text:outline-level="3">✅ STEP 6: EXAMPLE PDF / WORKSHEET (TK Math)</text:h>
      <text:p text:style-name="Text_20_body">Would you like me to:</text:p>
      <text:list text:style-name="L7">
        <text:list-item>
          <text:p text:style-name="P40">🖼️ Generate a sample worksheet with tracing and counting?</text:p>
        </text:list-item>
        <text:list-item>
          <text:p text:style-name="P40"><text:soft-page-break/>🧮 Create simple math game ideas?</text:p>
        </text:list-item>
        <text:list-item>
          <text:p text:style-name="P40">💻 Show a basic HTML/JavaScript page for interactive counting?</text:p>
        </text:list-item>
      </text:list>
      <text:p text:style-name="Text_20_body">Let me know what you'd like to start with — printable, web-based, or both — and we’ll begin creating real content!</text:p>
      <text:p text:style-name="P41">Ask ChatGPT</text:p>
      <text:p text:style-name="Standard"/>
      <text:p text:style-name="Standard"/>
      <text:h text:style-name="Heading_20_2" text:outline-level="2">🎯 TK Focus: Math &amp; Writing</text:h>
      <text:h text:style-name="Heading_20_3" text:outline-level="3">📘 Subjects to Include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ubject</text:p>
            </table:table-cell>
            <table:table-cell table:style-name="Table2.A1" office:value-type="string">
              <text:p text:style-name="Table_20_Heading">Topic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Math</text:span></text:p>
          </table:table-cell>
          <table:table-cell table:style-name="Table2.A1" office:value-type="string">
            <text:p text:style-name="Table_20_Contents">Counting (1–10), Shapes, Patter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Writing</text:span></text:p>
          </table:table-cell>
          <table:table-cell table:style-name="Table2.A1" office:value-type="string">
            <text:p text:style-name="Table_20_Contents">Tracing Letters (A–Z), Matching Letters to Words</text:p>
          </table:table-cell>
        </table:table-row>
      </table:table>
      <text:p text:style-name="Horizontal_20_Line"/>
      <text:h text:style-name="Heading_20_3" text:outline-level="3">🖥️ STEP 2: Decide Tech Stack</text:h>
      <text:p text:style-name="Text_20_body">To keep things simple and browser-friendly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rea</text:p>
            </table:table-cell>
            <table:table-cell table:style-name="Table3.A1" office:value-type="string">
              <text:p text:style-name="Table_20_Heading">Tech</text:p>
            </table:table-cell>
          </table:table-row>
        </table:table-header-rows>
        <table:table-row>
          <table:table-cell table:style-name="Table3.A1" office:value-type="string">
            <text:p text:style-name="Table_20_Contents">Structure</text:p>
          </table:table-cell>
          <table:table-cell table:style-name="Table3.A1" office:value-type="string">
            <text:p text:style-name="Table_20_Contents">HTML</text:p>
          </table:table-cell>
        </table:table-row>
        <table:table-row>
          <table:table-cell table:style-name="Table3.A1" office:value-type="string">
            <text:p text:style-name="Table_20_Contents">Styling</text:p>
          </table:table-cell>
          <table:table-cell table:style-name="Table3.A1" office:value-type="string">
            <text:p text:style-name="Table_20_Contents">Tailwind CSS (or plain CSS)</text:p>
          </table:table-cell>
        </table:table-row>
        <table:table-row>
          <table:table-cell table:style-name="Table3.A1" office:value-type="string">
            <text:p text:style-name="Table_20_Contents">Interaction</text:p>
          </table:table-cell>
          <table:table-cell table:style-name="Table3.A1" office:value-type="string">
            <text:p text:style-name="Table_20_Contents">JavaScript</text:p>
          </table:table-cell>
        </table:table-row>
        <table:table-row>
          <table:table-cell table:style-name="Table3.A1" office:value-type="string">
            <text:p text:style-name="Table_20_Contents">Deployment</text:p>
          </table:table-cell>
          <table:table-cell table:style-name="Table3.A1" office:value-type="string">
            <text:p text:style-name="Table_20_Contents">GitHub Pages (for free hosting)</text:p>
          </table:table-cell>
        </table:table-row>
      </table:table>
      <text:p text:style-name="Horizontal_20_Line"/>
      <text:h text:style-name="Heading_20_3" text:outline-level="3">✅ STEP 3: Start with First Web Page</text:h>
      <text:p text:style-name="Text_20_body">Let's build a <text:span text:style-name="Strong_20_Emphasis">simple interactive web page</text:span> to:</text:p>
      <text:list text:style-name="L8">
        <text:list-item>
          <text:p text:style-name="P42">Count objects</text:p>
        </text:list-item>
        <text:list-item>
          <text:p text:style-name="P42">Choose the right number</text:p>
        </text:list-item>
      </text:list>
      <text:p text:style-name="Horizontal_20_Line"/>
      <text:h text:style-name="Heading_20_3" text:outline-level="3">🌟 TK Math Activity 1: Count the Apples</text:h>
      <text:p text:style-name="Text_20_body"><text:span text:style-name="Strong_20_Emphasis">Page Features:</text:span></text:p>
      <text:list text:style-name="L9">
        <text:list-item>
          <text:p text:style-name="P43">Show an image of apples (e.g. 🍎🍎🍎🍎)</text:p>
        </text:list-item>
        <text:list-item>
          <text:p text:style-name="P43">Ask: "How many apples do you see?"</text:p>
        </text:list-item>
        <text:list-item>
          <text:p text:style-name="P43">Provide multiple-choice buttons (3, 4, 5)</text:p>
        </text:list-item>
        <text:list-item>
          <text:p text:style-name="P43">Give feedback: ✅ or ❌</text:p>
        </text:list-item>
      </text:list>
      <text:p text:style-name="Horizontal_20_Line"/>
      <text:p text:style-name="Text_20_body">Would you like to:</text:p>
      <text:list text:style-name="L10">
        <text:list-item>
          <text:p text:style-name="P44"><text:soft-page-break/><text:span text:style-name="Strong_20_Emphasis">View the HTML + JavaScript code now?</text:span></text:p>
        </text:list-item>
        <text:list-item>
          <text:p text:style-name="P44">Or have me generate a <text:span text:style-name="Strong_20_Emphasis">preview page</text:span> you can open directly?</text:p>
        </text:list-item>
      </text:list>
      <text:p text:style-name="Text_20_body">Once confirmed, I’ll show you the first activity code block right here. Then we can build more — like:</text:p>
      <text:list text:style-name="L11">
        <text:list-item>
          <text:p text:style-name="P45">Shapes recognition</text:p>
        </text:list-item>
        <text:list-item>
          <text:p text:style-name="P45">Letter tracing using canvas</text:p>
        </text:list-item>
        <text:list-item>
          <text:p text:style-name="P45">Pattern matching</text:p>
        </text:list-item>
      </text:list>
      <text:p text:style-name="Text_20_body">🔹 What would you like to do next:<text:line-break/><text:span text:style-name="Strong_20_Emphasis">(1) See the code</text:span>, or<text:line-break/><text:span text:style-name="Strong_20_Emphasis">(2) Open a preview</text:span>, or<text:line-break/><text:span text:style-name="Strong_20_Emphasis">(3) Move to writing activity first?</text:span></text:p>
      <text:p text:style-name="Text_20_body"><text:span text:style-name="Strong_20_Emphasis"/></text:p>
      <text:p text:style-name="P47"><text:span text:style-name="Strong_20_Emphasis"><text:span text:style-name="T2">Login.html</text:span></text:span></text:p>
      <text:p text:style-name="P12"><text:span text:style-name="Strong_20_Emphasis"><text:span text:style-name="T6">&lt;!-- ============================= --&gt;</text:span></text:span></text:p>
      <text:p text:style-name="P8">&lt;!-- 1. login.html --&gt;</text:p>
      <text:p text:style-name="P8">&lt;!-- ============================= --&gt;</text:p>
      <text:p text:style-name="P1"><text:span text:style-name="T7">&lt;!</text:span><text:span text:style-name="T9">DOCTYPE</text:span> <text:span text:style-name="T11">html</text:span><text:span text:style-name="T7">&gt;</text:span></text:p>
      <text:p text:style-name="P1"><text:span text:style-name="T7">&lt;</text:span><text:span text:style-name="T9">html</text:span> <text:span text:style-name="T11">lang</text:span>=<text:span text:style-name="T12">"en"</text:span><text:span text:style-name="T7">&gt;</text:span></text:p>
      <text:p text:style-name="P1"><text:span text:style-name="T7">&lt;</text:span><text:span text:style-name="T9">head</text:span><text:span text:style-name="T7">&gt;</text:span></text:p>
      <text:p text:style-name="P1"><text:span text:style-name="T7">&lt;</text:span><text:span text:style-name="T9">meta</text:span> <text:span text:style-name="T11">charset</text:span>=<text:span text:style-name="T12">"UTF-8"</text:span><text:span text:style-name="T7">&gt;</text:span></text:p>
      <text:p text:style-name="P1"><text:span text:style-name="T7">&lt;</text:span><text:span text:style-name="T9">title</text:span><text:span text:style-name="T7">&gt;</text:span>Login<text:span text:style-name="T7">&lt;/</text:span><text:span text:style-name="T9">title</text:span><text:span text:style-name="T7">&gt;</text:span></text:p>
      <text:p text:style-name="P1"><text:span text:style-name="T7">&lt;</text:span><text:span text:style-name="T9">style</text:span><text:span text:style-name="T7">&gt;</text:span><text:span text:style-name="T13"> </text:span><text:span text:style-name="T14">body</text:span><text:span text:style-name="T13"> { </text:span><text:span text:style-name="T11">text-align</text:span><text:span text:style-name="T13">: </text:span><text:span text:style-name="T12">center</text:span><text:span text:style-name="T13">; </text:span><text:span text:style-name="T11">padding</text:span><text:span text:style-name="T13">: </text:span><text:span text:style-name="T15">2rem</text:span><text:span text:style-name="T13">; </text:span><text:span text:style-name="T11">font-family</text:span><text:span text:style-name="T13">: </text:span><text:span text:style-name="T12">'Comic Sans MS'</text:span><text:span text:style-name="T13">; } </text:span><text:span text:style-name="T14">input</text:span><text:span text:style-name="T13">, </text:span><text:span text:style-name="T14">button</text:span><text:span text:style-name="T13"> { </text:span><text:span text:style-name="T11">padding</text:span><text:span text:style-name="T13">: </text:span><text:span text:style-name="T15">0.7rem</text:span><text:span text:style-name="T13">; </text:span><text:span text:style-name="T11">margin</text:span><text:span text:style-name="T13">: </text:span><text:span text:style-name="T15">0.5rem</text:span><text:span text:style-name="T13">; } </text:span><text:span text:style-name="T7">&lt;/</text:span><text:span text:style-name="T9">style</text:span><text:span text:style-name="T7">&gt;</text:span></text:p>
      <text:p text:style-name="P1"><text:span text:style-name="T7">&lt;/</text:span><text:span text:style-name="T9">head</text:span><text:span text:style-name="T7">&gt;</text:span></text:p>
      <text:p text:style-name="P1"><text:span text:style-name="T7">&lt;</text:span><text:span text:style-name="T9">body</text:span><text:span text:style-name="T7">&gt;</text:span></text:p>
      <text:p text:style-name="P1"><text:span text:style-name="T7">&lt;</text:span><text:span text:style-name="T9">h1</text:span><text:span text:style-name="T7">&gt;</text:span>🔐 Login<text:span text:style-name="T7">&lt;/</text:span><text:span text:style-name="T9">h1</text:span><text:span text:style-name="T7">&gt;</text:span></text:p>
      <text:p text:style-name="P1"><text:span text:style-name="T7">&lt;</text:span><text:span text:style-name="T9">input</text:span> <text:span text:style-name="T11">id</text:span>=<text:span text:style-name="T12">"username"</text:span> <text:span text:style-name="T11">placeholder</text:span>=<text:span text:style-name="T12">"Username"</text:span><text:span text:style-name="T7">&gt;&lt;</text:span><text:span text:style-name="T9">br</text:span><text:span text:style-name="T7">&gt;</text:span></text:p>
      <text:p text:style-name="P1"><text:span text:style-name="T7">&lt;</text:span><text:span text:style-name="T9">input</text:span> <text:span text:style-name="T11">type</text:span>=<text:span text:style-name="T12">"password"</text:span> <text:span text:style-name="T11">id</text:span>=<text:span text:style-name="T12">"password"</text:span> <text:span text:style-name="T11">placeholder</text:span>=<text:span text:style-name="T12">"Password"</text:span><text:span text:style-name="T7">&gt;&lt;</text:span><text:span text:style-name="T9">br</text:span><text:span text:style-name="T7">&gt;</text:span></text:p>
      <text:p text:style-name="P1"><text:span text:style-name="T7">&lt;</text:span><text:span text:style-name="T9">button</text:span> <text:span text:style-name="T11">onclick</text:span>=<text:span text:style-name="T12">"</text:span><text:span text:style-name="T16">login</text:span><text:span text:style-name="T12">()"</text:span><text:span text:style-name="T7">&gt;</text:span>Login<text:span text:style-name="T7">&lt;/</text:span><text:span text:style-name="T9">button</text:span><text:span text:style-name="T7">&gt;</text:span></text:p>
      <text:p text:style-name="P1"><text:span text:style-name="T7">&lt;</text:span><text:span text:style-name="T9">p</text:span><text:span text:style-name="T7">&gt;</text:span>Don't have an account? <text:span text:style-name="T7">&lt;</text:span><text:span text:style-name="T9">a</text:span> <text:span text:style-name="T11">href</text:span>=<text:span text:style-name="T12">"signup.html"</text:span><text:span text:style-name="T7">&gt;</text:span>Sign Up<text:span text:style-name="T7">&lt;/</text:span><text:span text:style-name="T9">a</text:span><text:span text:style-name="T7">&gt;&lt;/</text:span><text:span text:style-name="T9">p</text:span><text:span text:style-name="T7">&gt;</text:span></text:p>
      <text:p text:style-name="P1"><text:span text:style-name="T7">&lt;</text:span><text:span text:style-name="T9">script</text:span><text:span text:style-name="T7">&gt;</text:span></text:p>
      <text:p text:style-name="P1"><text:span text:style-name="T9">function</text:span><text:span text:style-name="T13"> </text:span><text:span text:style-name="T16">login</text:span><text:span text:style-name="T13">() {</text:span></text:p>
      <text:p text:style-name="P1"><text:span text:style-name="T9">const</text:span><text:span text:style-name="T13"> </text:span><text:span text:style-name="T17">u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'username'</text:span><text:span text:style-name="T13">).</text:span><text:span text:style-name="T11">value</text:span><text:span text:style-name="T13">.</text:span><text:span text:style-name="T16">trim</text:span><text:span text:style-name="T13">().</text:span><text:span text:style-name="T16">toLowerCase</text:span><text:span text:style-name="T13">();</text:span></text:p>
      <text:p text:style-name="P1"><text:span text:style-name="T9">const</text:span><text:span text:style-name="T13"> </text:span><text:span text:style-name="T17">p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'password'</text:span><text:span text:style-name="T13">).</text:span><text:span text:style-name="T11">value</text:span><text:span text:style-name="T13">;</text:span></text:p>
      <text:p text:style-name="P1"><text:span text:style-name="T9">const</text:span><text:span text:style-name="T13"> </text:span><text:span text:style-name="T17">users</text:span><text:span text:style-name="T13"> = </text:span><text:span text:style-name="T11">JSON</text:span><text:span text:style-name="T13">.</text:span><text:span text:style-name="T16">parse</text:span><text:span text:style-name="T13">(</text:span><text:span text:style-name="T11">localStorage</text:span><text:span text:style-name="T13">.</text:span><text:span text:style-name="T16">getItem</text:span><text:span text:style-name="T13">(</text:span><text:span text:style-name="T12">"kids_users"</text:span><text:span text:style-name="T13">)) || {};</text:span></text:p>
      <text:p text:style-name="P1"><text:span text:style-name="T18">if</text:span><text:span text:style-name="T13"> (</text:span><text:span text:style-name="T17">users</text:span><text:span text:style-name="T13">[</text:span><text:span text:style-name="T17">u</text:span><text:span text:style-name="T13">] &amp;&amp; </text:span><text:span text:style-name="T17">users</text:span><text:span text:style-name="T13">[</text:span><text:span text:style-name="T17">u</text:span><text:span text:style-name="T13">] === </text:span><text:span text:style-name="T17">p</text:span><text:span text:style-name="T13">) {</text:span></text:p>
      <text:p text:style-name="P1"><text:span text:style-name="T11">localStorage</text:span><text:span text:style-name="T13">.</text:span><text:span text:style-name="T16">setItem</text:span><text:span text:style-name="T13">(</text:span><text:span text:style-name="T12">"current_user"</text:span><text:span text:style-name="T13">, </text:span><text:span text:style-name="T17">u</text:span><text:span text:style-name="T13">);</text:span></text:p>
      <text:p text:style-name="P1"><text:span text:style-name="T11">window</text:span><text:span text:style-name="T13">.</text:span><text:span text:style-name="T11">location</text:span><text:span text:style-name="T13">.</text:span><text:span text:style-name="T11">href</text:span><text:span text:style-name="T13"> = </text:span><text:span text:style-name="T12">"select-grade.html"</text:span><text:span text:style-name="T13">;</text:span></text:p>
      <text:p text:style-name="P1"><text:span text:style-name="T13">} </text:span><text:span text:style-name="T18">else</text:span><text:span text:style-name="T13"> {</text:span></text:p>
      <text:p text:style-name="P1"><text:span text:style-name="T16">alert</text:span><text:span text:style-name="T13">(</text:span><text:span text:style-name="T12">"❌ Invalid username or password"</text:span><text:span text:style-name="T13">);</text:span></text:p>
      <text:p text:style-name="P10">}</text:p>
      <text:p text:style-name="P10">}</text:p>
      <text:p text:style-name="P1"><text:span text:style-name="T7">&lt;/</text:span><text:span text:style-name="T9">script</text:span><text:span text:style-name="T7">&gt;</text:span></text:p>
      <text:p text:style-name="P1"><text:span text:style-name="T7">&lt;/</text:span><text:span text:style-name="T9">body</text:span><text:span text:style-name="T7">&gt;</text:span></text:p>
      <text:p text:style-name="P1"><text:soft-page-break/><text:span text:style-name="T7">&lt;/</text:span><text:span text:style-name="T9">html</text:span><text:span text:style-name="T7">&gt;</text:span></text:p>
      <text:p text:style-name="P46"><text:span text:style-name="Strong_20_Emphasis"><text:span text:style-name="T1"/></text:span></text:p>
      <text:p text:style-name="P46"><text:span text:style-name="Strong_20_Emphasis"><text:span text:style-name="T1"/></text:span></text:p>
      <text:p text:style-name="P47"><text:span text:style-name="Strong_20_Emphasis"><text:span text:style-name="T2">Signup.html</text:span></text:span></text:p>
      <text:p text:style-name="P12"><text:span text:style-name="Strong_20_Emphasis"><text:span text:style-name="T5">&lt;!-- ============================= --&gt;</text:span></text:span></text:p>
      <text:p text:style-name="P8">&lt;!-- 2. signup.html --&gt;</text:p>
      <text:p text:style-name="P8">&lt;!-- ============================= --&gt;</text:p>
      <text:p text:style-name="P1"><text:span text:style-name="T7">&lt;!</text:span><text:span text:style-name="T9">DOCTYPE</text:span> <text:span text:style-name="T11">html</text:span><text:span text:style-name="T7">&gt;</text:span></text:p>
      <text:p text:style-name="P1"><text:span text:style-name="T7">&lt;</text:span><text:span text:style-name="T9">html</text:span> <text:span text:style-name="T11">lang</text:span>=<text:span text:style-name="T12">"en"</text:span><text:span text:style-name="T7">&gt;</text:span></text:p>
      <text:p text:style-name="P1"><text:span text:style-name="T7">&lt;</text:span><text:span text:style-name="T9">head</text:span><text:span text:style-name="T7">&gt;</text:span></text:p>
      <text:p text:style-name="P1"><text:span text:style-name="T7">&lt;</text:span><text:span text:style-name="T9">meta</text:span> <text:span text:style-name="T11">charset</text:span>=<text:span text:style-name="T12">"UTF-8"</text:span><text:span text:style-name="T7">&gt;</text:span></text:p>
      <text:p text:style-name="P1"><text:span text:style-name="T7">&lt;</text:span><text:span text:style-name="T9">title</text:span><text:span text:style-name="T7">&gt;</text:span>Sign Up<text:span text:style-name="T7">&lt;/</text:span><text:span text:style-name="T9">title</text:span><text:span text:style-name="T7">&gt;</text:span></text:p>
      <text:p text:style-name="P1"><text:span text:style-name="T7">&lt;</text:span><text:span text:style-name="T9">style</text:span><text:span text:style-name="T7">&gt;</text:span><text:span text:style-name="T13"> </text:span><text:span text:style-name="T14">body</text:span><text:span text:style-name="T13"> { </text:span><text:span text:style-name="T11">text-align</text:span><text:span text:style-name="T13">: </text:span><text:span text:style-name="T12">center</text:span><text:span text:style-name="T13">; </text:span><text:span text:style-name="T11">padding</text:span><text:span text:style-name="T13">: </text:span><text:span text:style-name="T15">2rem</text:span><text:span text:style-name="T13">; </text:span><text:span text:style-name="T11">font-family</text:span><text:span text:style-name="T13">: </text:span><text:span text:style-name="T12">'Comic Sans MS'</text:span><text:span text:style-name="T13">; } </text:span><text:span text:style-name="T14">input</text:span><text:span text:style-name="T13">, </text:span><text:span text:style-name="T14">button</text:span><text:span text:style-name="T13"> { </text:span><text:span text:style-name="T11">padding</text:span><text:span text:style-name="T13">: </text:span><text:span text:style-name="T15">0.7rem</text:span><text:span text:style-name="T13">; </text:span><text:span text:style-name="T11">margin</text:span><text:span text:style-name="T13">: </text:span><text:span text:style-name="T15">0.5rem</text:span><text:span text:style-name="T13">; } </text:span><text:span text:style-name="T7">&lt;/</text:span><text:span text:style-name="T9">style</text:span><text:span text:style-name="T7">&gt;</text:span></text:p>
      <text:p text:style-name="P1"><text:span text:style-name="T7">&lt;/</text:span><text:span text:style-name="T9">head</text:span><text:span text:style-name="T7">&gt;</text:span></text:p>
      <text:p text:style-name="P1"><text:span text:style-name="T7">&lt;</text:span><text:span text:style-name="T9">body</text:span><text:span text:style-name="T7">&gt;</text:span></text:p>
      <text:p text:style-name="P1"><text:span text:style-name="T7">&lt;</text:span><text:span text:style-name="T9">h1</text:span><text:span text:style-name="T7">&gt;</text:span>📝 Sign Up<text:span text:style-name="T7">&lt;/</text:span><text:span text:style-name="T9">h1</text:span><text:span text:style-name="T7">&gt;</text:span></text:p>
      <text:p text:style-name="P1"><text:span text:style-name="T7">&lt;</text:span><text:span text:style-name="T9">input</text:span> <text:span text:style-name="T11">id</text:span>=<text:span text:style-name="T12">"username"</text:span> <text:span text:style-name="T11">placeholder</text:span>=<text:span text:style-name="T12">"New username"</text:span><text:span text:style-name="T7">&gt;&lt;</text:span><text:span text:style-name="T9">br</text:span><text:span text:style-name="T7">&gt;</text:span></text:p>
      <text:p text:style-name="P1"><text:span text:style-name="T7">&lt;</text:span><text:span text:style-name="T9">input</text:span> <text:span text:style-name="T11">type</text:span>=<text:span text:style-name="T12">"password"</text:span> <text:span text:style-name="T11">id</text:span>=<text:span text:style-name="T12">"password"</text:span> <text:span text:style-name="T11">placeholder</text:span>=<text:span text:style-name="T12">"Password"</text:span><text:span text:style-name="T7">&gt;&lt;</text:span><text:span text:style-name="T9">br</text:span><text:span text:style-name="T7">&gt;</text:span></text:p>
      <text:p text:style-name="P1"><text:span text:style-name="T7">&lt;</text:span><text:span text:style-name="T9">input</text:span> <text:span text:style-name="T11">type</text:span>=<text:span text:style-name="T12">"password"</text:span> <text:span text:style-name="T11">id</text:span>=<text:span text:style-name="T12">"confirm"</text:span> <text:span text:style-name="T11">placeholder</text:span>=<text:span text:style-name="T12">"Confirm Password"</text:span><text:span text:style-name="T7">&gt;&lt;</text:span><text:span text:style-name="T9">br</text:span><text:span text:style-name="T7">&gt;</text:span></text:p>
      <text:p text:style-name="P1"><text:span text:style-name="T7">&lt;</text:span><text:span text:style-name="T9">label</text:span><text:span text:style-name="T7">&gt;&lt;</text:span><text:span text:style-name="T9">input</text:span> <text:span text:style-name="T11">type</text:span>=<text:span text:style-name="T12">"checkbox"</text:span> <text:span text:style-name="T11">onclick</text:span>=<text:span text:style-name="T12">"</text:span><text:span text:style-name="T16">togglePassword</text:span><text:span text:style-name="T12">()"</text:span><text:span text:style-name="T7">&gt;</text:span> Show Password<text:span text:style-name="T7">&lt;/</text:span><text:span text:style-name="T9">label</text:span><text:span text:style-name="T7">&gt;&lt;</text:span><text:span text:style-name="T9">br</text:span><text:span text:style-name="T7">&gt;</text:span></text:p>
      <text:p text:style-name="P1"><text:span text:style-name="T7">&lt;</text:span><text:span text:style-name="T9">button</text:span> <text:span text:style-name="T11">onclick</text:span>=<text:span text:style-name="T12">"</text:span><text:span text:style-name="T16">signup</text:span><text:span text:style-name="T12">()"</text:span><text:span text:style-name="T7">&gt;</text:span>Create Account<text:span text:style-name="T7">&lt;/</text:span><text:span text:style-name="T9">button</text:span><text:span text:style-name="T7">&gt;</text:span></text:p>
      <text:p text:style-name="P1"><text:span text:style-name="T7">&lt;</text:span><text:span text:style-name="T9">p</text:span><text:span text:style-name="T7">&gt;</text:span>Have an account? <text:span text:style-name="T7">&lt;</text:span><text:span text:style-name="T9">a</text:span> <text:span text:style-name="T11">href</text:span>=<text:span text:style-name="T12">"login.html"</text:span><text:span text:style-name="T7">&gt;</text:span>Login<text:span text:style-name="T7">&lt;/</text:span><text:span text:style-name="T9">a</text:span><text:span text:style-name="T7">&gt;&lt;/</text:span><text:span text:style-name="T9">p</text:span><text:span text:style-name="T7">&gt;</text:span></text:p>
      <text:p text:style-name="P1"><text:span text:style-name="T7">&lt;</text:span><text:span text:style-name="T9">script</text:span><text:span text:style-name="T7">&gt;</text:span></text:p>
      <text:p text:style-name="P1"><text:span text:style-name="T9">function</text:span><text:span text:style-name="T13"> </text:span><text:span text:style-name="T16">togglePassword</text:span><text:span text:style-name="T13">() {</text:span></text:p>
      <text:p text:style-name="P1"><text:span text:style-name="T9">const</text:span><text:span text:style-name="T13"> </text:span><text:span text:style-name="T17">p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'password'</text:span><text:span text:style-name="T13">);</text:span></text:p>
      <text:p text:style-name="P1"><text:span text:style-name="T9">const</text:span><text:span text:style-name="T13"> </text:span><text:span text:style-name="T17">c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'confirm'</text:span><text:span text:style-name="T13">);</text:span></text:p>
      <text:p text:style-name="P1"><text:span text:style-name="T9">const</text:span><text:span text:style-name="T13"> </text:span><text:span text:style-name="T17">type</text:span><text:span text:style-name="T13"> = </text:span><text:span text:style-name="T17">p</text:span><text:span text:style-name="T13">.</text:span><text:span text:style-name="T11">type</text:span><text:span text:style-name="T13"> === </text:span><text:span text:style-name="T12">'password'</text:span><text:span text:style-name="T13"> ? </text:span><text:span text:style-name="T12">'text'</text:span><text:span text:style-name="T13"> : </text:span><text:span text:style-name="T12">'password'</text:span><text:span text:style-name="T13">;</text:span></text:p>
      <text:p text:style-name="P1"><text:span text:style-name="T17">p</text:span><text:span text:style-name="T13">.</text:span><text:span text:style-name="T11">type</text:span><text:span text:style-name="T13"> = </text:span><text:span text:style-name="T17">c</text:span><text:span text:style-name="T13">.</text:span><text:span text:style-name="T11">type</text:span><text:span text:style-name="T13"> = </text:span><text:span text:style-name="T17">type</text:span><text:span text:style-name="T13">;</text:span></text:p>
      <text:p text:style-name="P10">}</text:p>
      <text:p text:style-name="P1"><text:span text:style-name="T9">function</text:span><text:span text:style-name="T13"> </text:span><text:span text:style-name="T16">signup</text:span><text:span text:style-name="T13">() {</text:span></text:p>
      <text:p text:style-name="P1"><text:span text:style-name="T9">const</text:span><text:span text:style-name="T13"> </text:span><text:span text:style-name="T17">u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'username'</text:span><text:span text:style-name="T13">).</text:span><text:span text:style-name="T11">value</text:span><text:span text:style-name="T13">.</text:span><text:span text:style-name="T16">trim</text:span><text:span text:style-name="T13">().</text:span><text:span text:style-name="T16">toLowerCase</text:span><text:span text:style-name="T13">();</text:span></text:p>
      <text:p text:style-name="P1"><text:span text:style-name="T9">const</text:span><text:span text:style-name="T13"> </text:span><text:span text:style-name="T17">p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'password'</text:span><text:span text:style-name="T13">).</text:span><text:span text:style-name="T11">value</text:span><text:span text:style-name="T13">;</text:span></text:p>
      <text:p text:style-name="P1"><text:span text:style-name="T9">const</text:span><text:span text:style-name="T13"> </text:span><text:span text:style-name="T17">c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'confirm'</text:span><text:span text:style-name="T13">).</text:span><text:span text:style-name="T11">value</text:span><text:span text:style-name="T13">;</text:span></text:p>
      <text:p text:style-name="P1"><text:span text:style-name="T18">if</text:span><text:span text:style-name="T13"> (!</text:span><text:span text:style-name="T17">u</text:span><text:span text:style-name="T13"> || !</text:span><text:span text:style-name="T17">p</text:span><text:span text:style-name="T13"> || !</text:span><text:span text:style-name="T17">c</text:span><text:span text:style-name="T13">) </text:span><text:span text:style-name="T18">return</text:span><text:span text:style-name="T13"> </text:span><text:span text:style-name="T16">alert</text:span><text:span text:style-name="T13">(</text:span><text:span text:style-name="T12">"All fields required"</text:span><text:span text:style-name="T13">);</text:span></text:p>
      <text:p text:style-name="P1"><text:span text:style-name="T18">if</text:span><text:span text:style-name="T13"> (</text:span><text:span text:style-name="T17">p</text:span><text:span text:style-name="T13"> !== </text:span><text:span text:style-name="T17">c</text:span><text:span text:style-name="T13">) </text:span><text:span text:style-name="T18">return</text:span><text:span text:style-name="T13"> </text:span><text:span text:style-name="T16">alert</text:span><text:span text:style-name="T13">(</text:span><text:span text:style-name="T12">"Passwords do not match"</text:span><text:span text:style-name="T13">);</text:span></text:p>
      <text:p text:style-name="P1"><text:span text:style-name="T9">const</text:span><text:span text:style-name="T13"> </text:span><text:span text:style-name="T17">users</text:span><text:span text:style-name="T13"> = </text:span><text:span text:style-name="T11">JSON</text:span><text:span text:style-name="T13">.</text:span><text:span text:style-name="T16">parse</text:span><text:span text:style-name="T13">(</text:span><text:span text:style-name="T11">localStorage</text:span><text:span text:style-name="T13">.</text:span><text:span text:style-name="T16">getItem</text:span><text:span text:style-name="T13">(</text:span><text:span text:style-name="T12">"kids_users"</text:span><text:span text:style-name="T13">)) || {};</text:span></text:p>
      <text:p text:style-name="P1"><text:span text:style-name="T18">if</text:span><text:span text:style-name="T13"> (</text:span><text:span text:style-name="T17">users</text:span><text:span text:style-name="T13">[</text:span><text:span text:style-name="T17">u</text:span><text:span text:style-name="T13">]) </text:span><text:span text:style-name="T18">return</text:span><text:span text:style-name="T13"> </text:span><text:span text:style-name="T16">alert</text:span><text:span text:style-name="T13">(</text:span><text:span text:style-name="T12">"User exists"</text:span><text:span text:style-name="T13">);</text:span></text:p>
      <text:p text:style-name="P1"><text:span text:style-name="T17">users</text:span><text:span text:style-name="T13">[</text:span><text:span text:style-name="T17">u</text:span><text:span text:style-name="T13">] = </text:span><text:span text:style-name="T17">p</text:span><text:span text:style-name="T13">;</text:span></text:p>
      <text:p text:style-name="P1"><text:span text:style-name="T11">localStorage</text:span><text:span text:style-name="T13">.</text:span><text:span text:style-name="T16">setItem</text:span><text:span text:style-name="T13">(</text:span><text:span text:style-name="T12">"kids_users"</text:span><text:span text:style-name="T13">, </text:span><text:span text:style-name="T11">JSON</text:span><text:span text:style-name="T13">.</text:span><text:span text:style-name="T16">stringify</text:span><text:span text:style-name="T13">(</text:span><text:span text:style-name="T17">users</text:span><text:span text:style-name="T13">));</text:span></text:p>
      <text:p text:style-name="P1"><text:span text:style-name="T16">alert</text:span><text:span text:style-name="T13">(</text:span><text:span text:style-name="T12">"Account created!"</text:span><text:span text:style-name="T13">);</text:span></text:p>
      <text:p text:style-name="P1"><text:span text:style-name="T11">window</text:span><text:span text:style-name="T13">.</text:span><text:span text:style-name="T11">location</text:span><text:span text:style-name="T13">.</text:span><text:span text:style-name="T11">href</text:span><text:span text:style-name="T13"> = </text:span><text:span text:style-name="T12">"login.html"</text:span><text:span text:style-name="T13">;</text:span></text:p>
      <text:p text:style-name="P10">}</text:p>
      <text:p text:style-name="P1"><text:span text:style-name="T7">&lt;/</text:span><text:span text:style-name="T9">script</text:span><text:span text:style-name="T7">&gt;</text:span></text:p>
      <text:p text:style-name="P1"><text:span text:style-name="T7">&lt;/</text:span><text:span text:style-name="T9">body</text:span><text:span text:style-name="T7">&gt;</text:span></text:p>
      <text:p text:style-name="P1"><text:span text:style-name="T7">&lt;/</text:span><text:span text:style-name="T9">html</text:span><text:span text:style-name="T7">&gt;</text:span></text:p>
      <text:p text:style-name="P2"/>
      <text:p text:style-name="P46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47"><text:span text:style-name="Strong_20_Emphasis"><text:span text:style-name="T2">Main-menu.html</text:span></text:span></text:p>
      <text:p text:style-name="Standard">&lt;!DOCTYPE html&gt;</text:p>
      <text:p text:style-name="Standard">&lt;html lang="en"&gt;</text:p>
      <text:p text:style-name="Standard">&lt;head&gt;</text:p>
      <text:p text:style-name="Standard"><text:s text:c="2"/>&lt;meta charset="UTF-8"&gt;</text:p>
      <text:p text:style-name="Standard"><text:s text:c="2"/>&lt;title&gt;Main Menu&lt;/title&gt;</text:p>
      <text:p text:style-name="Standard"><text:s text:c="2"/>&lt;style&gt;</text:p>
      <text:p text:style-name="Standard"><text:s text:c="4"/>body {</text:p>
      <text:p text:style-name="Standard"><text:s text:c="6"/>font-family: 'Comic Sans MS', cursive;</text:p>
      <text:p text:style-name="Standard"><text:s text:c="6"/>text-align: center;</text:p>
      <text:p text:style-name="Standard"><text:s text:c="6"/>background-color: #f1f8e9;</text:p>
      <text:p text:style-name="Standard"><text:s text:c="6"/>padding: 2rem;</text:p>
      <text:p text:style-name="Standard"><text:s text:c="4"/>}</text:p>
      <text:p text:style-name="Standard"><text:s text:c="4"/>h1 {</text:p>
      <text:p text:style-name="Standard"><text:s text:c="6"/>color: #33691e;</text:p>
      <text:p text:style-name="Standard"><text:s text:c="4"/>}</text:p>
      <text:p text:style-name="Standard"><text:s text:c="4"/>.menu button {</text:p>
      <text:p text:style-name="Standard"><text:s text:c="6"/>display: block;</text:p>
      <text:p text:style-name="Standard"><text:s text:c="6"/>margin: 1rem auto;</text:p>
      <text:p text:style-name="Standard"><text:s text:c="6"/>padding: 1rem 2rem;</text:p>
      <text:p text:style-name="Standard"><text:s text:c="6"/>font-size: 1.2rem;</text:p>
      <text:p text:style-name="Standard"><text:s text:c="6"/>border: none;</text:p>
      <text:p text:style-name="Standard"><text:s text:c="6"/>border-radius: 12px;</text:p>
      <text:p text:style-name="Standard"><text:s text:c="6"/>background-color: #aed581;</text:p>
      <text:p text:style-name="Standard"><text:s text:c="6"/>cursor: pointer;</text:p>
      <text:p text:style-name="Standard"><text:s text:c="4"/>}</text:p>
      <text:p text:style-name="Standard"><text:s text:c="4"/>#logout {</text:p>
      <text:p text:style-name="Standard"><text:s text:c="6"/>position: absolute;</text:p>
      <text:p text:style-name="Standard"><text:s text:c="6"/>top: 1rem;</text:p>
      <text:p text:style-name="Standard"><text:s text:c="6"/>right: 1rem;</text:p>
      <text:p text:style-name="Standard"><text:s text:c="6"/>padding: 0.5rem 1rem;</text:p>
      <text:p text:style-name="Standard"><text:s text:c="6"/>background-color: #f44336;</text:p>
      <text:p text:style-name="Standard"><text:s text:c="6"/>color: white;</text:p>
      <text:p text:style-name="Standard"><text:s text:c="6"/>border: none;</text:p>
      <text:p text:style-name="Standard"><text:s text:c="6"/>border-radius: 8px;</text:p>
      <text:p text:style-name="Standard"><text:s text:c="6"/>cursor: pointer;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><text:s text:c="2"/>&lt;button id="logout" onclick="logout()"&gt;Logout&lt;/button&gt;</text:p>
      <text:p text:style-name="Standard"><text:s text:c="2"/>&lt;h1&gt;🎓 Kids Learning Fun&lt;/h1&gt;</text:p>
      <text:p text:style-name="Standard"><text:s text:c="2"/>&lt;div class="menu"&gt;</text:p>
      <text:p text:style-name="Standard"><text:s text:c="4"/>&lt;button onclick="location.href='select-grade.html'"&gt;🎯 Start Learning (Choose Grade)&lt;/button&gt;</text:p>
      <text:p text:style-name="Standard"><text:soft-page-break/><text:s text:c="4"/>&lt;button onclick="alert('Coming soon!')"&gt;📊 Progress&lt;/button&gt;</text:p>
      <text:p text:style-name="Standard"><text:s text:c="4"/>&lt;button onclick="alert('Coming soon!')"&gt;🧩 Game Library&lt;/button&gt;</text:p>
      <text:p text:style-name="Standard"><text:s text:c="4"/>&lt;button onclick="alert('Coming soon!')"&gt;🎮 Free Play Mode&lt;/button&gt;</text:p>
      <text:p text:style-name="Standard"><text:s text:c="2"/>&lt;/div&gt;</text:p>
      <text:p text:style-name="Standard"/>
      <text:p text:style-name="Standard"><text:s text:c="2"/>&lt;script&gt;</text:p>
      <text:p text:style-name="Standard"><text:s text:c="4"/>function logout() {</text:p>
      <text:p text:style-name="Standard"><text:s text:c="6"/>localStorage.removeItem("current_user");</text:p>
      <text:p text:style-name="Standard"><text:s text:c="6"/>localStorage.removeItem("selected_grade");</text:p>
      <text:p text:style-name="Standard"><text:s text:c="6"/>window.location.href = "login.html";</text:p>
      <text:p text:style-name="Standard"><text:s text:c="4"/>}</text:p>
      <text:p text:style-name="Standard"><text:s text:c="2"/>&lt;/script&gt;</text:p>
      <text:p text:style-name="Standard">&lt;/body&gt;</text:p>
      <text:p text:style-name="Standard">&lt;/html&gt;</text:p>
      <text:p text:style-name="Standard"/>
      <text:p text:style-name="P16">localStorage.html</text:p>
      <text:p text:style-name="Standard"/>
      <text:p text:style-name="P1">{</text:p>
      <text:p text:style-name="P1"><text:span text:style-name="T11">"deepa"</text:span>: <text:span text:style-name="T12">"Deepa@369"</text:span>,</text:p>
      <text:p text:style-name="P1"><text:span text:style-name="T11">"shelly"</text:span>: <text:span text:style-name="T12">"123456"</text:span></text:p>
      <text:p text:style-name="P1">}</text:p>
      <text:p text:style-name="Standard"/>
      <text:p text:style-name="P13"/>
      <text:p text:style-name="P14"/>
      <text:p text:style-name="P33"><text:span text:style-name="T5"/></text:p>
      <text:p text:style-name="P21">count-items.html</text:p>
      <text:p text:style-name="P32"/>
      <text:p text:style-name="P6"><text:span text:style-name="T7">&lt;!</text:span><text:span text:style-name="T9">DOCTYPE</text:span> <text:span text:style-name="T11">html</text:span><text:span text:style-name="T7">&gt;</text:span></text:p>
      <text:p text:style-name="P1"><text:span text:style-name="T7">&lt;</text:span><text:span text:style-name="T9">html</text:span> <text:span text:style-name="T11">lang</text:span>=<text:span text:style-name="T12">"en"</text:span><text:span text:style-name="T7">&gt;</text:span></text:p>
      <text:p text:style-name="P1"><text:span text:style-name="T7">&lt;</text:span><text:span text:style-name="T9">head</text:span><text:span text:style-name="T7">&gt;</text:span></text:p>
      <text:p text:style-name="P1"><text:span text:style-name="T7">&lt;</text:span><text:span text:style-name="T9">meta</text:span> <text:span text:style-name="T11">charset</text:span>=<text:span text:style-name="T12">"UTF-8"</text:span> <text:span text:style-name="T7">/&gt;</text:span></text:p>
      <text:p text:style-name="P1"><text:span text:style-name="T7">&lt;</text:span><text:span text:style-name="T9">title</text:span><text:span text:style-name="T7">&gt;</text:span>Count the Items!<text:span text:style-name="T7">&lt;/</text:span><text:span text:style-name="T9">title</text:span><text:span text:style-name="T7">&gt;</text:span></text:p>
      <text:p text:style-name="P1"><text:span text:style-name="T7">&lt;</text:span><text:span text:style-name="T9">style</text:span><text:span text:style-name="T7">&gt;</text:span></text:p>
      <text:p text:style-name="P1"><text:span text:style-name="T14">body</text:span><text:span text:style-name="T13"> {</text:span></text:p>
      <text:p text:style-name="P1"><text:span text:style-name="T11">font-family</text:span><text:span text:style-name="T13">: </text:span><text:span text:style-name="T12">'Comic Sans MS'</text:span><text:span text:style-name="T13">, cursive;</text:span></text:p>
      <text:p text:style-name="P1"><text:span text:style-name="T11">text-align</text:span><text:span text:style-name="T13">: </text:span><text:span text:style-name="T12">center</text:span><text:span text:style-name="T13">;</text:span></text:p>
      <text:p text:style-name="P1"><text:span text:style-name="T11">background-color</text:span><text:span text:style-name="T13">: </text:span><text:span text:style-name="T12">#fff8e1</text:span><text:span text:style-name="T13">;</text:span></text:p>
      <text:p text:style-name="P1"><text:span text:style-name="T11">padding</text:span><text:span text:style-name="T13">: </text:span><text:span text:style-name="T15">2rem</text:span><text:span text:style-name="T13">;</text:span></text:p>
      <text:p text:style-name="P10">}</text:p>
      <text:p text:style-name="P1"><text:span text:style-name="T14">h1</text:span><text:span text:style-name="T13"> {</text:span></text:p>
      <text:p text:style-name="P1"><text:span text:style-name="T11">color</text:span><text:span text:style-name="T13">: </text:span><text:span text:style-name="T12">#d84315</text:span><text:span text:style-name="T13">;</text:span></text:p>
      <text:p text:style-name="P10">}</text:p>
      <text:p text:style-name="P1"><text:span text:style-name="T14">.items</text:span><text:span text:style-name="T13"> {</text:span></text:p>
      <text:p text:style-name="P1"><text:span text:style-name="T11">font-size</text:span><text:span text:style-name="T13">: </text:span><text:span text:style-name="T15">3rem</text:span><text:span text:style-name="T13">;</text:span></text:p>
      <text:p text:style-name="P1"><text:span text:style-name="T11">margin</text:span><text:span text:style-name="T13">: </text:span><text:span text:style-name="T15">1rem</text:span><text:span text:style-name="T13"> </text:span><text:span text:style-name="T12">auto</text:span><text:span text:style-name="T13">;</text:span></text:p>
      <text:p text:style-name="P1"><text:span text:style-name="T11">word-wrap</text:span><text:span text:style-name="T13">: </text:span><text:span text:style-name="T12">break-word</text:span><text:span text:style-name="T13">;</text:span></text:p>
      <text:p text:style-name="P1"><text:span text:style-name="T11">max-width</text:span><text:span text:style-name="T13">: </text:span><text:span text:style-name="T15">600px</text:span><text:span text:style-name="T13">;</text:span></text:p>
      <text:p text:style-name="P10">}</text:p>
      <text:p text:style-name="P1"><text:span text:style-name="T14">.choices</text:span><text:span text:style-name="T13"> {</text:span></text:p>
      <text:p text:style-name="P1"><text:span text:style-name="T11">margin</text:span><text:span text:style-name="T13">: </text:span><text:span text:style-name="T15">1rem</text:span><text:span text:style-name="T13"> </text:span><text:span text:style-name="T12">auto</text:span><text:span text:style-name="T13">;</text:span></text:p>
      <text:p text:style-name="P10">}</text:p>
      <text:p text:style-name="P1"><text:soft-page-break/><text:span text:style-name="T14">.choices</text:span><text:span text:style-name="T13"> </text:span><text:span text:style-name="T14">button</text:span><text:span text:style-name="T13"> {</text:span></text:p>
      <text:p text:style-name="P1"><text:span text:style-name="T11">margin</text:span><text:span text:style-name="T13">: </text:span><text:span text:style-name="T15">0.3rem</text:span><text:span text:style-name="T13">;</text:span></text:p>
      <text:p text:style-name="P1"><text:span text:style-name="T11">padding</text:span><text:span text:style-name="T13">: </text:span><text:span text:style-name="T15">0.7rem</text:span><text:span text:style-name="T13"> </text:span><text:span text:style-name="T15">1.2rem</text:span><text:span text:style-name="T13">;</text:span></text:p>
      <text:p text:style-name="P1"><text:span text:style-name="T11">font-size</text:span><text:span text:style-name="T13">: </text:span><text:span text:style-name="T15">1rem</text:span><text:span text:style-name="T13">;</text:span></text:p>
      <text:p text:style-name="P1"><text:span text:style-name="T11">background-color</text:span><text:span text:style-name="T13">: </text:span><text:span text:style-name="T12">#ffcc80</text:span><text:span text:style-name="T13">;</text:span></text:p>
      <text:p text:style-name="P1"><text:span text:style-name="T11">border</text:span><text:span text:style-name="T13">: </text:span><text:span text:style-name="T12">none</text:span><text:span text:style-name="T13">;</text:span></text:p>
      <text:p text:style-name="P1"><text:span text:style-name="T11">border-radius</text:span><text:span text:style-name="T13">: </text:span><text:span text:style-name="T15">10px</text:span><text:span text:style-name="T13">;</text:span></text:p>
      <text:p text:style-name="P1"><text:span text:style-name="T11">cursor</text:span><text:span text:style-name="T13">: </text:span><text:span text:style-name="T12">pointer</text:span><text:span text:style-name="T13">;</text:span></text:p>
      <text:p text:style-name="P10">}</text:p>
      <text:p text:style-name="P1"><text:span text:style-name="T14">#result</text:span><text:span text:style-name="T13"> {</text:span></text:p>
      <text:p text:style-name="P1"><text:span text:style-name="T11">margin-top</text:span><text:span text:style-name="T13">: </text:span><text:span text:style-name="T15">1rem</text:span><text:span text:style-name="T13">;</text:span></text:p>
      <text:p text:style-name="P1"><text:span text:style-name="T11">font-size</text:span><text:span text:style-name="T13">: </text:span><text:span text:style-name="T15">1.2rem</text:span><text:span text:style-name="T13">;</text:span></text:p>
      <text:p text:style-name="P10">}</text:p>
      <text:p text:style-name="P1"><text:span text:style-name="T14">#score</text:span><text:span text:style-name="T13">, </text:span><text:span text:style-name="T14">#final</text:span><text:span text:style-name="T13"> {</text:span></text:p>
      <text:p text:style-name="P1"><text:span text:style-name="T11">font-size</text:span><text:span text:style-name="T13">: </text:span><text:span text:style-name="T15">1.2rem</text:span><text:span text:style-name="T13">;</text:span></text:p>
      <text:p text:style-name="P1"><text:span text:style-name="T11">margin-top</text:span><text:span text:style-name="T13">: </text:span><text:span text:style-name="T15">1rem</text:span><text:span text:style-name="T13">;</text:span></text:p>
      <text:p text:style-name="P10">}</text:p>
      <text:p text:style-name="P1"><text:span text:style-name="T14">#menu-btn</text:span><text:span text:style-name="T13"> {</text:span></text:p>
      <text:p text:style-name="P1"><text:span text:style-name="T11">display</text:span><text:span text:style-name="T13">: </text:span><text:span text:style-name="T12">none</text:span><text:span text:style-name="T13">;</text:span></text:p>
      <text:p text:style-name="P1"><text:span text:style-name="T11">margin-top</text:span><text:span text:style-name="T13">: </text:span><text:span text:style-name="T15">1rem</text:span><text:span text:style-name="T13">;</text:span></text:p>
      <text:p text:style-name="P1"><text:span text:style-name="T11">padding</text:span><text:span text:style-name="T13">: </text:span><text:span text:style-name="T15">0.7rem</text:span><text:span text:style-name="T13"> </text:span><text:span text:style-name="T15">1.2rem</text:span><text:span text:style-name="T13">;</text:span></text:p>
      <text:p text:style-name="P1"><text:span text:style-name="T11">font-size</text:span><text:span text:style-name="T13">: </text:span><text:span text:style-name="T15">1rem</text:span><text:span text:style-name="T13">;</text:span></text:p>
      <text:p text:style-name="P1"><text:span text:style-name="T11">border</text:span><text:span text:style-name="T13">: </text:span><text:span text:style-name="T12">none</text:span><text:span text:style-name="T13">;</text:span></text:p>
      <text:p text:style-name="P1"><text:span text:style-name="T11">border-radius</text:span><text:span text:style-name="T13">: </text:span><text:span text:style-name="T15">10px</text:span><text:span text:style-name="T13">;</text:span></text:p>
      <text:p text:style-name="P1"><text:span text:style-name="T11">background-color</text:span><text:span text:style-name="T13">: </text:span><text:span text:style-name="T12">#81d4fa</text:span><text:span text:style-name="T13">;</text:span></text:p>
      <text:p text:style-name="P1"><text:span text:style-name="T11">cursor</text:span><text:span text:style-name="T13">: </text:span><text:span text:style-name="T12">pointer</text:span><text:span text:style-name="T13">;</text:span></text:p>
      <text:p text:style-name="P10">}</text:p>
      <text:p text:style-name="P1"><text:span text:style-name="T7">&lt;/</text:span><text:span text:style-name="T9">style</text:span><text:span text:style-name="T7">&gt;</text:span></text:p>
      <text:p text:style-name="P1"><text:span text:style-name="T7">&lt;/</text:span><text:span text:style-name="T9">head</text:span><text:span text:style-name="T7">&gt;</text:span></text:p>
      <text:p text:style-name="P1"><text:span text:style-name="T7">&lt;</text:span><text:span text:style-name="T9">body</text:span><text:span text:style-name="T7">&gt;</text:span></text:p>
      <text:p text:style-name="P1"><text:span text:style-name="T7">&lt;</text:span><text:span text:style-name="T9">h1</text:span><text:span text:style-name="T7">&gt;&lt;</text:span><text:span text:style-name="T9">button</text:span> <text:span text:style-name="T11">onclick</text:span>=<text:span text:style-name="T12">"</text:span><text:span text:style-name="T16">goToMenu</text:span><text:span text:style-name="T12">()"</text:span> </text:p>
      <text:p text:style-name="P1"><text:span text:style-name="T11">style</text:span>=<text:span text:style-name="T12">"position: absolute; top: 1rem; left: 1rem; padding: 0.5rem 1rem; background-color: #4caf50; color: white; border: none; border-radius: 8px;"</text:span><text:span text:style-name="T7">&gt;</text:span></text:p>
      <text:p text:style-name="P7">🏠 <text:span text:style-name="T3">Menu</text:span></text:p>
      <text:p text:style-name="P1"><text:span text:style-name="T7">&lt;/</text:span><text:span text:style-name="T9">button</text:span><text:span text:style-name="T7">&gt;&lt;/</text:span><text:span text:style-name="T9">h1</text:span><text:span text:style-name="T7">&gt;</text:span></text:p>
      <text:p text:style-name="P11"/>
      <text:p text:style-name="P1"><text:span text:style-name="T7">&lt;</text:span><text:span text:style-name="T9">h2</text:span> <text:span text:style-name="T11">id</text:span>=<text:span text:style-name="T12">"welcome-user"</text:span><text:span text:style-name="T7">&gt;&lt;/</text:span><text:span text:style-name="T9">h2</text:span><text:span text:style-name="T7">&gt;</text:span></text:p>
      <text:p text:style-name="P1"><text:span text:style-name="T7">&lt;</text:span><text:span text:style-name="T9">button</text:span> <text:span text:style-name="T11">id</text:span>=<text:span text:style-name="T12">"logout"</text:span> <text:span text:style-name="T11">onclick</text:span>=<text:span text:style-name="T12">"</text:span><text:span text:style-name="T16">logout</text:span><text:span text:style-name="T12">()"</text:span><text:span text:style-name="T7">&gt;</text:span>🚪 Logout<text:span text:style-name="T7">&lt;/</text:span><text:span text:style-name="T9">button</text:span><text:span text:style-name="T7">&gt;</text:span></text:p>
      <text:p text:style-name="P11"/>
      <text:p text:style-name="P1"><text:span text:style-name="T7">&lt;</text:span><text:span text:style-name="T9">h1</text:span><text:span text:style-name="T7">&gt;</text:span>🌼 Count the Items!<text:span text:style-name="T7">&lt;/</text:span><text:span text:style-name="T9">h1</text:span><text:span text:style-name="T7">&gt;</text:span></text:p>
      <text:p text:style-name="P1"><text:span text:style-name="T7">&lt;</text:span><text:span text:style-name="T9">div</text:span> <text:span text:style-name="T11">class</text:span>=<text:span text:style-name="T12">"items"</text:span> <text:span text:style-name="T11">id</text:span>=<text:span text:style-name="T12">"item-box"</text:span><text:span text:style-name="T7">&gt;&lt;/</text:span><text:span text:style-name="T9">div</text:span><text:span text:style-name="T7">&gt;</text:span></text:p>
      <text:p text:style-name="P1"><text:span text:style-name="T7">&lt;</text:span><text:span text:style-name="T9">p</text:span><text:span text:style-name="T7">&gt;</text:span>How many <text:span text:style-name="T7">&lt;</text:span><text:span text:style-name="T9">span</text:span> <text:span text:style-name="T11">id</text:span>=<text:span text:style-name="T12">"item-name"</text:span><text:span text:style-name="T7">&gt;</text:span>items<text:span text:style-name="T7">&lt;/</text:span><text:span text:style-name="T9">span</text:span><text:span text:style-name="T7">&gt;</text:span> do you see?<text:span text:style-name="T7">&lt;/</text:span><text:span text:style-name="T9">p</text:span><text:span text:style-name="T7">&gt;</text:span></text:p>
      <text:p text:style-name="P1"><text:span text:style-name="T7">&lt;</text:span><text:span text:style-name="T9">div</text:span> <text:span text:style-name="T11">class</text:span>=<text:span text:style-name="T12">"choices"</text:span> <text:span text:style-name="T11">id</text:span>=<text:span text:style-name="T12">"choices-box"</text:span><text:span text:style-name="T7">&gt;&lt;/</text:span><text:span text:style-name="T9">div</text:span><text:span text:style-name="T7">&gt;</text:span></text:p>
      <text:p text:style-name="P1"><text:span text:style-name="T7">&lt;</text:span><text:span text:style-name="T9">div</text:span> <text:span text:style-name="T11">id</text:span>=<text:span text:style-name="T12">"result"</text:span><text:span text:style-name="T7">&gt;&lt;/</text:span><text:span text:style-name="T9">div</text:span><text:span text:style-name="T7">&gt;</text:span></text:p>
      <text:p text:style-name="P1"><text:span text:style-name="T7">&lt;</text:span><text:span text:style-name="T9">div</text:span> <text:span text:style-name="T11">id</text:span>=<text:span text:style-name="T12">"score"</text:span><text:span text:style-name="T7">&gt;&lt;/</text:span><text:span text:style-name="T9">div</text:span><text:span text:style-name="T7">&gt;</text:span></text:p>
      <text:p text:style-name="P1"><text:span text:style-name="T7">&lt;</text:span><text:span text:style-name="T9">div</text:span> <text:span text:style-name="T11">id</text:span>=<text:span text:style-name="T12">"final"</text:span><text:span text:style-name="T7">&gt;&lt;/</text:span><text:span text:style-name="T9">div</text:span><text:span text:style-name="T7">&gt;</text:span></text:p>
      <text:p text:style-name="P1"><text:span text:style-name="T7">&lt;</text:span><text:span text:style-name="T9">button</text:span> <text:span text:style-name="T11">id</text:span>=<text:span text:style-name="T12">"menu-btn"</text:span> <text:span text:style-name="T11">onclick</text:span>=<text:span text:style-name="T12">"</text:span><text:span text:style-name="T16">goToMenu</text:span><text:span text:style-name="T12">()"</text:span><text:span text:style-name="T7">&gt;</text:span>🏠 Back to Menu<text:span text:style-name="T7">&lt;/</text:span><text:span text:style-name="T9">button</text:span><text:span text:style-name="T7">&gt;</text:span></text:p>
      <text:p text:style-name="P11"/>
      <text:p text:style-name="P1"><text:span text:style-name="T7">&lt;</text:span><text:span text:style-name="T9">script</text:span><text:span text:style-name="T7">&gt;</text:span></text:p>
      <text:p text:style-name="P1"><text:span text:style-name="T9">const</text:span><text:span text:style-name="T13"> </text:span><text:span text:style-name="T17">user</text:span><text:span text:style-name="T13"> = </text:span><text:span text:style-name="T11">localStorage</text:span><text:span text:style-name="T13">.</text:span><text:span text:style-name="T16">getItem</text:span><text:span text:style-name="T13">(</text:span><text:span text:style-name="T12">"current_user"</text:span><text:span text:style-name="T13">);</text:span></text:p>
      <text:p text:style-name="P1"><text:soft-page-break/><text:span text:style-name="T18">if</text:span><text:span text:style-name="T13"> (!</text:span><text:span text:style-name="T17">user</text:span><text:span text:style-name="T13">) {</text:span></text:p>
      <text:p text:style-name="P1"><text:span text:style-name="T11">window</text:span><text:span text:style-name="T13">.</text:span><text:span text:style-name="T11">location</text:span><text:span text:style-name="T13">.</text:span><text:span text:style-name="T11">href</text:span><text:span text:style-name="T13"> = </text:span><text:span text:style-name="T12">"login.html"</text:span><text:span text:style-name="T13">;</text:span></text:p>
      <text:p text:style-name="P1"><text:span text:style-name="T13">} </text:span><text:span text:style-name="T18">else</text:span><text:span text:style-name="T13"> {</text:span></text:p>
      <text:p text:style-name="P1"><text:span text:style-name="T11">document</text:span><text:span text:style-name="T13">.</text:span><text:span text:style-name="T16">getElementById</text:span><text:span text:style-name="T13">(</text:span><text:span text:style-name="T12">"welcome-user"</text:span><text:span text:style-name="T13">).</text:span><text:span text:style-name="T11">textContent</text:span><text:span text:style-name="T13"> = </text:span><text:span text:style-name="T12">`👋 Welcome, </text:span><text:span text:style-name="T9">${</text:span><text:span text:style-name="T17">user</text:span><text:span text:style-name="T9">}</text:span><text:span text:style-name="T12">!`</text:span><text:span text:style-name="T13">;</text:span></text:p>
      <text:p text:style-name="P10">}</text:p>
      <text:p text:style-name="P11"/>
      <text:p text:style-name="P1"><text:span text:style-name="T9">function</text:span><text:span text:style-name="T13"> </text:span><text:span text:style-name="T16">logout</text:span><text:span text:style-name="T13">() {</text:span></text:p>
      <text:p text:style-name="P1"><text:span text:style-name="T11">localStorage</text:span><text:span text:style-name="T13">.</text:span><text:span text:style-name="T16">removeItem</text:span><text:span text:style-name="T13">(</text:span><text:span text:style-name="T12">"current_user"</text:span><text:span text:style-name="T13">);</text:span></text:p>
      <text:p text:style-name="P1"><text:span text:style-name="T11">window</text:span><text:span text:style-name="T13">.</text:span><text:span text:style-name="T11">location</text:span><text:span text:style-name="T13">.</text:span><text:span text:style-name="T11">href</text:span><text:span text:style-name="T13"> = </text:span><text:span text:style-name="T12">"login.html"</text:span><text:span text:style-name="T13">;</text:span></text:p>
      <text:p text:style-name="P10">}</text:p>
      <text:p text:style-name="P11"/>
      <text:p text:style-name="P1"><text:span text:style-name="T9">function</text:span><text:span text:style-name="T13"> </text:span><text:span text:style-name="T16">speak</text:span><text:span text:style-name="T13">(</text:span><text:span text:style-name="T11">text</text:span><text:span text:style-name="T13">) {</text:span></text:p>
      <text:p text:style-name="P1"><text:span text:style-name="T9">const</text:span><text:span text:style-name="T13"> </text:span><text:span text:style-name="T17">msg</text:span><text:span text:style-name="T13"> = </text:span><text:span text:style-name="T9">new</text:span><text:span text:style-name="T13"> </text:span><text:span text:style-name="T19">SpeechSynthesisUtterance</text:span><text:span text:style-name="T13">(</text:span><text:span text:style-name="T11">text</text:span><text:span text:style-name="T13">);</text:span></text:p>
      <text:p text:style-name="P1"><text:span text:style-name="T11">window</text:span><text:span text:style-name="T13">.</text:span><text:span text:style-name="T11">speechSynthesis</text:span><text:span text:style-name="T13">.</text:span><text:span text:style-name="T16">speak</text:span><text:span text:style-name="T13">(</text:span><text:span text:style-name="T17">msg</text:span><text:span text:style-name="T13">);</text:span></text:p>
      <text:p text:style-name="P10">}</text:p>
      <text:p text:style-name="P11"/>
      <text:p text:style-name="P1"><text:span text:style-name="T9">const</text:span><text:span text:style-name="T13"> </text:span><text:span text:style-name="T17">items</text:span><text:span text:style-name="T13"> = [</text:span></text:p>
      <text:p text:style-name="P1"><text:span text:style-name="T13">{ </text:span><text:span text:style-name="T11">name:</text:span><text:span text:style-name="T13"> </text:span><text:span text:style-name="T12">"apples"</text:span><text:span text:style-name="T13">, </text:span><text:span text:style-name="T11">emoji:</text:span><text:span text:style-name="T13"> </text:span><text:span text:style-name="T12">"🍎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bananas"</text:span><text:span text:style-name="T13">, </text:span><text:span text:style-name="T11">emoji:</text:span><text:span text:style-name="T13"> </text:span><text:span text:style-name="T12">"🍌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cherries"</text:span><text:span text:style-name="T13">, </text:span><text:span text:style-name="T11">emoji:</text:span><text:span text:style-name="T13"> </text:span><text:span text:style-name="T12">"🍒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grapes"</text:span><text:span text:style-name="T13">, </text:span><text:span text:style-name="T11">emoji:</text:span><text:span text:style-name="T13"> </text:span><text:span text:style-name="T12">"🍇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peaches"</text:span><text:span text:style-name="T13">, </text:span><text:span text:style-name="T11">emoji:</text:span><text:span text:style-name="T13"> </text:span><text:span text:style-name="T12">"🍑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strawberries"</text:span><text:span text:style-name="T13">, </text:span><text:span text:style-name="T11">emoji:</text:span><text:span text:style-name="T13"> </text:span><text:span text:style-name="T12">"🍓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roses"</text:span><text:span text:style-name="T13">, </text:span><text:span text:style-name="T11">emoji:</text:span><text:span text:style-name="T13"> </text:span><text:span text:style-name="T12">"🌹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sunflowers"</text:span><text:span text:style-name="T13">, </text:span><text:span text:style-name="T11">emoji:</text:span><text:span text:style-name="T13"> </text:span><text:span text:style-name="T12">"🌻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tulips"</text:span><text:span text:style-name="T13">, </text:span><text:span text:style-name="T11">emoji:</text:span><text:span text:style-name="T13"> </text:span><text:span text:style-name="T12">"🌷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blossoms"</text:span><text:span text:style-name="T13">, </text:span><text:span text:style-name="T11">emoji:</text:span><text:span text:style-name="T13"> </text:span><text:span text:style-name="T12">"🌸"</text:span><text:span text:style-name="T13"> }</text:span></text:p>
      <text:p text:style-name="P10">];</text:p>
      <text:p text:style-name="P11"/>
      <text:p text:style-name="P1"><text:span text:style-name="T9">let</text:span><text:span text:style-name="T13"> </text:span><text:span text:style-name="T11">currentLevel</text:span><text:span text:style-name="T13"> = </text:span><text:span text:style-name="T15">1</text:span><text:span text:style-name="T13">; </text:span><text:span text:style-name="T4">// Levels 1 to 12</text:span></text:p>
      <text:p text:style-name="P1"><text:span text:style-name="T9">let</text:span><text:span text:style-name="T13"> </text:span><text:span text:style-name="T11">questionIndex</text:span><text:span text:style-name="T13"> = </text:span><text:span text:style-name="T15">0</text:span><text:span text:style-name="T13">; </text:span><text:span text:style-name="T4">// 0 to 5 per level</text:span></text:p>
      <text:p text:style-name="P1"><text:span text:style-name="T9">let</text:span><text:span text:style-name="T13"> </text:span><text:span text:style-name="T11">score</text:span><text:span text:style-name="T13"> = </text:span><text:span text:style-name="T15">0</text:span><text:span text:style-name="T13">;</text:span></text:p>
      <text:p text:style-name="P1"><text:span text:style-name="T9">const</text:span><text:span text:style-name="T13"> </text:span><text:span text:style-name="T17">questionsPerLevel</text:span><text:span text:style-name="T13"> = </text:span><text:span text:style-name="T15">6</text:span><text:span text:style-name="T13">;</text:span></text:p>
      <text:p text:style-name="P1"><text:span text:style-name="T9">const</text:span><text:span text:style-name="T13"> </text:span><text:span text:style-name="T17">maxLevels</text:span><text:span text:style-name="T13"> = </text:span><text:span text:style-name="T15">12</text:span><text:span text:style-name="T13">;</text:span></text:p>
      <text:p text:style-name="P11"/>
      <text:p text:style-name="P1"><text:span text:style-name="T9">function</text:span><text:span text:style-name="T13"> </text:span><text:span text:style-name="T16">getRangeForLevel</text:span><text:span text:style-name="T13">(</text:span><text:span text:style-name="T11">level</text:span><text:span text:style-name="T13">) {</text:span></text:p>
      <text:p text:style-name="P1"><text:span text:style-name="T9">const</text:span><text:span text:style-name="T13"> </text:span><text:span text:style-name="T17">start</text:span><text:span text:style-name="T13"> = (</text:span><text:span text:style-name="T11">level</text:span><text:span text:style-name="T13"> - </text:span><text:span text:style-name="T15">1</text:span><text:span text:style-name="T13">) * </text:span><text:span text:style-name="T15">6</text:span><text:span text:style-name="T13"> + </text:span><text:span text:style-name="T15">1</text:span><text:span text:style-name="T13">;</text:span></text:p>
      <text:p text:style-name="P1"><text:span text:style-name="T9">const</text:span><text:span text:style-name="T13"> </text:span><text:span text:style-name="T17">end</text:span><text:span text:style-name="T13"> = </text:span><text:span text:style-name="T11">level</text:span><text:span text:style-name="T13"> * </text:span><text:span text:style-name="T15">6</text:span><text:span text:style-name="T13">;</text:span></text:p>
      <text:p text:style-name="P1"><text:span text:style-name="T18">return</text:span><text:span text:style-name="T13"> {</text:span><text:span text:style-name="T11">start</text:span><text:span text:style-name="T13">, </text:span><text:span text:style-name="T11">end</text:span><text:span text:style-name="T13">};</text:span></text:p>
      <text:p text:style-name="P10">}</text:p>
      <text:p text:style-name="P11"/>
      <text:p text:style-name="P1"><text:span text:style-name="T9">let</text:span><text:span text:style-name="T13"> </text:span><text:span text:style-name="T11">correctAnswer</text:span><text:span text:style-name="T13"> = </text:span><text:span text:style-name="T15">0</text:span><text:span text:style-name="T13">;</text:span></text:p>
      <text:p text:style-name="P11"/>
      <text:p text:style-name="P1"><text:span text:style-name="T9">function</text:span><text:span text:style-name="T13"> </text:span><text:span text:style-name="T16">generateQuestion</text:span><text:span text:style-name="T13">() {</text:span></text:p>
      <text:p text:style-name="P1"><text:span text:style-name="T9">const</text:span><text:span text:style-name="T13"> </text:span><text:span text:style-name="T17">itemBox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item-box"</text:span><text:span text:style-name="T13">);</text:span></text:p>
      <text:p text:style-name="P1"><text:span text:style-name="T9">const</text:span><text:span text:style-name="T13"> </text:span><text:span text:style-name="T17">choicesBox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choices-box"</text:span><text:span text:style-name="T13">);</text:span></text:p>
      <text:p text:style-name="P1"><text:span text:style-name="T9">const</text:span><text:span text:style-name="T13"> </text:span><text:span text:style-name="T17">result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result"</text:span><text:span text:style-name="T13">);</text:span></text:p>
      <text:p text:style-name="P1"><text:span text:style-name="T9">const</text:span><text:span text:style-name="T13"> </text:span><text:span text:style-name="T17">itemName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item-name"</text:span><text:span text:style-name="T13">);</text:span></text:p>
      <text:p text:style-name="P1"><text:span text:style-name="T9">const</text:span><text:span text:style-name="T13"> </text:span><text:span text:style-name="T17">scoreDisplay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score"</text:span><text:span text:style-name="T13">);</text:span></text:p>
      <text:p text:style-name="P1"><text:span text:style-name="T9">const</text:span><text:span text:style-name="T13"> </text:span><text:span text:style-name="T17">final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final"</text:span><text:span text:style-name="T13">);</text:span></text:p>
      <text:p text:style-name="P1"><text:soft-page-break/><text:span text:style-name="T9">const</text:span><text:span text:style-name="T13"> </text:span><text:span text:style-name="T17">menuBtn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menu-btn"</text:span><text:span text:style-name="T13">);</text:span></text:p>
      <text:p text:style-name="P11"/>
      <text:p text:style-name="P1"><text:span text:style-name="T17">result</text:span><text:span text:style-name="T13">.</text:span><text:span text:style-name="T11">textContent</text:span><text:span text:style-name="T13"> = </text:span><text:span text:style-name="T12">""</text:span><text:span text:style-name="T13">;</text:span></text:p>
      <text:p text:style-name="P1"><text:span text:style-name="T17">final</text:span><text:span text:style-name="T13">.</text:span><text:span text:style-name="T11">textContent</text:span><text:span text:style-name="T13"> = </text:span><text:span text:style-name="T12">""</text:span><text:span text:style-name="T13">;</text:span></text:p>
      <text:p text:style-name="P1"><text:span text:style-name="T17">menuBtn</text:span><text:span text:style-name="T13">.</text:span><text:span text:style-name="T11">style</text:span><text:span text:style-name="T13">.</text:span><text:span text:style-name="T11">display</text:span><text:span text:style-name="T13"> = </text:span><text:span text:style-name="T12">"none"</text:span><text:span text:style-name="T13">;</text:span></text:p>
      <text:p text:style-name="P11"/>
      <text:p text:style-name="P1"><text:span text:style-name="T9">const</text:span><text:span text:style-name="T13"> { </text:span><text:span text:style-name="T17">start</text:span><text:span text:style-name="T13">, </text:span><text:span text:style-name="T17">end</text:span><text:span text:style-name="T13"> } = </text:span><text:span text:style-name="T16">getRangeForLevel</text:span><text:span text:style-name="T13">(</text:span><text:span text:style-name="T11">currentLevel</text:span><text:span text:style-name="T13">);</text:span></text:p>
      <text:p text:style-name="P11"/>
      <text:p text:style-name="P1"><text:span text:style-name="T18">if</text:span><text:span text:style-name="T13"> (</text:span><text:span text:style-name="T11">questionIndex</text:span><text:span text:style-name="T13"> &gt;= </text:span><text:span text:style-name="T17">questionsPerLevel</text:span><text:span text:style-name="T13">) {</text:span></text:p>
      <text:p text:style-name="P1"><text:span text:style-name="T18">if</text:span><text:span text:style-name="T13"> (</text:span><text:span text:style-name="T11">score</text:span><text:span text:style-name="T13"> === </text:span><text:span text:style-name="T17">questionsPerLevel</text:span><text:span text:style-name="T13">) {</text:span></text:p>
      <text:p text:style-name="P1"><text:span text:style-name="T18">if</text:span><text:span text:style-name="T13"> (</text:span><text:span text:style-name="T11">currentLevel</text:span><text:span text:style-name="T13"> === </text:span><text:span text:style-name="T17">maxLevels</text:span><text:span text:style-name="T13">) {</text:span></text:p>
      <text:p text:style-name="P1"><text:span text:style-name="T17">itemBox</text:span><text:span text:style-name="T13">.</text:span><text:span text:style-name="T11">textContent</text:span><text:span text:style-name="T13"> = </text:span><text:span text:style-name="T12">""</text:span><text:span text:style-name="T13">;</text:span></text:p>
      <text:p text:style-name="P1"><text:span text:style-name="T17">choicesBox</text:span><text:span text:style-name="T13">.</text:span><text:span text:style-name="T11">innerHTML</text:span><text:span text:style-name="T13"> = </text:span><text:span text:style-name="T12">""</text:span><text:span text:style-name="T13">;</text:span></text:p>
      <text:p text:style-name="P1"><text:span text:style-name="T17">final</text:span><text:span text:style-name="T13">.</text:span><text:span text:style-name="T11">textContent</text:span><text:span text:style-name="T13"> = </text:span><text:span text:style-name="T12">`🎉 Congratulations! You completed all levels! Final Score: </text:span><text:span text:style-name="T9">${</text:span><text:span text:style-name="T11">score</text:span><text:span text:style-name="T9">}</text:span><text:span text:style-name="T12"> / </text:span><text:span text:style-name="T9">${</text:span><text:span text:style-name="T17">questionsPerLevel</text:span><text:span text:style-name="T13"> * </text:span><text:span text:style-name="T17">maxLevels</text:span><text:span text:style-name="T9">}</text:span><text:span text:style-name="T12">`</text:span><text:span text:style-name="T13">;</text:span></text:p>
      <text:p text:style-name="P1"><text:span text:style-name="T17">menuBtn</text:span><text:span text:style-name="T13">.</text:span><text:span text:style-name="T11">style</text:span><text:span text:style-name="T13">.</text:span><text:span text:style-name="T11">display</text:span><text:span text:style-name="T13"> = </text:span><text:span text:style-name="T12">"inline-block"</text:span><text:span text:style-name="T13">;</text:span></text:p>
      <text:p text:style-name="P1"><text:span text:style-name="T18">return</text:span><text:span text:style-name="T13">;</text:span></text:p>
      <text:p text:style-name="P1"><text:span text:style-name="T13">} </text:span><text:span text:style-name="T18">else</text:span><text:span text:style-name="T13"> {</text:span></text:p>
      <text:p text:style-name="P1"><text:span text:style-name="T11">currentLevel</text:span><text:span text:style-name="T13">++;</text:span></text:p>
      <text:p text:style-name="P1"><text:span text:style-name="T11">questionIndex</text:span><text:span text:style-name="T13"> = </text:span><text:span text:style-name="T15">0</text:span><text:span text:style-name="T13">;</text:span></text:p>
      <text:p text:style-name="P1"><text:span text:style-name="T11">score</text:span><text:span text:style-name="T13"> = </text:span><text:span text:style-name="T15">0</text:span><text:span text:style-name="T13">;</text:span></text:p>
      <text:p text:style-name="P1"><text:span text:style-name="T16">alert</text:span><text:span text:style-name="T13">(</text:span><text:span text:style-name="T12">`🎉 Great! Moving to Level </text:span><text:span text:style-name="T9">${</text:span><text:span text:style-name="T11">currentLevel</text:span><text:span text:style-name="T9">}</text:span><text:span text:style-name="T12">`</text:span><text:span text:style-name="T13">);</text:span></text:p>
      <text:p text:style-name="P10">}</text:p>
      <text:p text:style-name="P1"><text:span text:style-name="T13">} </text:span><text:span text:style-name="T18">else</text:span><text:span text:style-name="T13"> {</text:span></text:p>
      <text:p text:style-name="P1"><text:span text:style-name="T16">alert</text:span><text:span text:style-name="T13">(</text:span><text:span text:style-name="T12">`You scored </text:span><text:span text:style-name="T9">${</text:span><text:span text:style-name="T11">score</text:span><text:span text:style-name="T9">}</text:span><text:span text:style-name="T12"> / </text:span><text:span text:style-name="T9">${</text:span><text:span text:style-name="T17">questionsPerLevel</text:span><text:span text:style-name="T9">}</text:span><text:span text:style-name="T12"> in Level </text:span><text:span text:style-name="T9">${</text:span><text:span text:style-name="T11">currentLevel</text:span><text:span text:style-name="T9">}</text:span><text:span text:style-name="T12">. Try again to advance!`</text:span><text:span text:style-name="T13">);</text:span></text:p>
      <text:p text:style-name="P1"><text:span text:style-name="T11">questionIndex</text:span><text:span text:style-name="T13"> = </text:span><text:span text:style-name="T15">0</text:span><text:span text:style-name="T13">;</text:span></text:p>
      <text:p text:style-name="P1"><text:span text:style-name="T11">score</text:span><text:span text:style-name="T13"> = </text:span><text:span text:style-name="T15">0</text:span><text:span text:style-name="T13">;</text:span></text:p>
      <text:p text:style-name="P10">}</text:p>
      <text:p text:style-name="P10">}</text:p>
      <text:p text:style-name="P11"/>
      <text:p text:style-name="P1"><text:span text:style-name="T17">scoreDisplay</text:span><text:span text:style-name="T13">.</text:span><text:span text:style-name="T11">textContent</text:span><text:span text:style-name="T13"> = </text:span><text:span text:style-name="T12">`Level </text:span><text:span text:style-name="T9">${</text:span><text:span text:style-name="T11">currentLevel</text:span><text:span text:style-name="T9">}</text:span><text:span text:style-name="T12"> - Question </text:span><text:span text:style-name="T9">${</text:span><text:span text:style-name="T11">questionIndex</text:span><text:span text:style-name="T13"> + </text:span><text:span text:style-name="T15">1</text:span><text:span text:style-name="T9">}</text:span><text:span text:style-name="T12"> / </text:span><text:span text:style-name="T9">${</text:span><text:span text:style-name="T17">questionsPerLevel</text:span><text:span text:style-name="T9">}</text:span><text:span text:style-name="T12"> | Score: </text:span><text:span text:style-name="T9">${</text:span><text:span text:style-name="T11">score</text:span><text:span text:style-name="T9">}</text:span><text:span text:style-name="T12">`</text:span><text:span text:style-name="T13">;</text:span></text:p>
      <text:p text:style-name="P11"/>
      <text:p text:style-name="P1"><text:span text:style-name="T9">const</text:span><text:span text:style-name="T13"> </text:span><text:span text:style-name="T17">selected</text:span><text:span text:style-name="T13"> = </text:span><text:span text:style-name="T17">items</text:span><text:span text:style-name="T13">[</text:span><text:span text:style-name="T11">Math</text:span><text:span text:style-name="T13">.</text:span><text:span text:style-name="T16">floor</text:span><text:span text:style-name="T13">(</text:span><text:span text:style-name="T11">Math</text:span><text:span text:style-name="T13">.</text:span><text:span text:style-name="T16">random</text:span><text:span text:style-name="T13">() * </text:span><text:span text:style-name="T17">items</text:span><text:span text:style-name="T13">.</text:span><text:span text:style-name="T11">length</text:span><text:span text:style-name="T13">)];</text:span></text:p>
      <text:p text:style-name="P1"><text:span text:style-name="T11">correctAnswer</text:span><text:span text:style-name="T13"> = </text:span><text:span text:style-name="T11">Math</text:span><text:span text:style-name="T13">.</text:span><text:span text:style-name="T16">floor</text:span><text:span text:style-name="T13">(</text:span><text:span text:style-name="T11">Math</text:span><text:span text:style-name="T13">.</text:span><text:span text:style-name="T16">random</text:span><text:span text:style-name="T13">() * (</text:span><text:span text:style-name="T17">end</text:span><text:span text:style-name="T13"> - </text:span><text:span text:style-name="T17">start</text:span><text:span text:style-name="T13"> + </text:span><text:span text:style-name="T15">1</text:span><text:span text:style-name="T13">)) + </text:span><text:span text:style-name="T17">start</text:span><text:span text:style-name="T13">;</text:span></text:p>
      <text:p text:style-name="P11"/>
      <text:p text:style-name="P1"><text:span text:style-name="T17">itemBox</text:span><text:span text:style-name="T13">.</text:span><text:span text:style-name="T11">textContent</text:span><text:span text:style-name="T13"> = </text:span><text:span text:style-name="T17">selected</text:span><text:span text:style-name="T13">.</text:span><text:span text:style-name="T11">emoji</text:span><text:span text:style-name="T13">.</text:span><text:span text:style-name="T16">repeat</text:span><text:span text:style-name="T13">(</text:span><text:span text:style-name="T11">correctAnswer</text:span><text:span text:style-name="T13">);</text:span></text:p>
      <text:p text:style-name="P1"><text:span text:style-name="T17">itemName</text:span><text:span text:style-name="T13">.</text:span><text:span text:style-name="T11">textContent</text:span><text:span text:style-name="T13"> = </text:span><text:span text:style-name="T17">selected</text:span><text:span text:style-name="T13">.</text:span><text:span text:style-name="T11">name</text:span><text:span text:style-name="T13">;</text:span></text:p>
      <text:p text:style-name="P11"/>
      <text:p text:style-name="P1"><text:span text:style-name="T9">let</text:span><text:span text:style-name="T13"> </text:span><text:span text:style-name="T11">options</text:span><text:span text:style-name="T13"> = </text:span><text:span text:style-name="T9">new</text:span><text:span text:style-name="T13"> </text:span><text:span text:style-name="T19">Set</text:span><text:span text:style-name="T13">();</text:span></text:p>
      <text:p text:style-name="P1"><text:span text:style-name="T11">options</text:span><text:span text:style-name="T13">.</text:span><text:span text:style-name="T16">add</text:span><text:span text:style-name="T13">(</text:span><text:span text:style-name="T11">correctAnswer</text:span><text:span text:style-name="T13">);</text:span></text:p>
      <text:p text:style-name="P1"><text:span text:style-name="T18">while</text:span><text:span text:style-name="T13"> (</text:span><text:span text:style-name="T11">options</text:span><text:span text:style-name="T13">.</text:span><text:span text:style-name="T11">size</text:span><text:span text:style-name="T13"> &lt; </text:span><text:span text:style-name="T15">3</text:span><text:span text:style-name="T13">) {</text:span></text:p>
      <text:p text:style-name="P1"><text:span text:style-name="T9">const</text:span><text:span text:style-name="T13"> </text:span><text:span text:style-name="T17">fake</text:span><text:span text:style-name="T13"> = </text:span><text:span text:style-name="T11">Math</text:span><text:span text:style-name="T13">.</text:span><text:span text:style-name="T16">floor</text:span><text:span text:style-name="T13">(</text:span><text:span text:style-name="T11">Math</text:span><text:span text:style-name="T13">.</text:span><text:span text:style-name="T16">random</text:span><text:span text:style-name="T13">() * (</text:span><text:span text:style-name="T17">end</text:span><text:span text:style-name="T13"> - </text:span><text:span text:style-name="T17">start</text:span><text:span text:style-name="T13"> + </text:span><text:span text:style-name="T15">1</text:span><text:span text:style-name="T13">)) + </text:span><text:span text:style-name="T17">start</text:span><text:span text:style-name="T13">;</text:span></text:p>
      <text:p text:style-name="P1"><text:span text:style-name="T18">if</text:span><text:span text:style-name="T13"> (</text:span><text:span text:style-name="T17">fake</text:span><text:span text:style-name="T13"> !== </text:span><text:span text:style-name="T11">correctAnswer</text:span><text:span text:style-name="T13">) </text:span><text:span text:style-name="T11">options</text:span><text:span text:style-name="T13">.</text:span><text:span text:style-name="T16">add</text:span><text:span text:style-name="T13">(</text:span><text:span text:style-name="T17">fake</text:span><text:span text:style-name="T13">);</text:span></text:p>
      <text:p text:style-name="P10">}</text:p>
      <text:p text:style-name="P11"/>
      <text:p text:style-name="P1"><text:span text:style-name="T9">const</text:span><text:span text:style-name="T13"> </text:span><text:span text:style-name="T17">shuffled</text:span><text:span text:style-name="T13"> = </text:span><text:span text:style-name="T19">Array</text:span><text:span text:style-name="T13">.</text:span><text:span text:style-name="T16">from</text:span><text:span text:style-name="T13">(</text:span><text:span text:style-name="T11">options</text:span><text:span text:style-name="T13">).</text:span><text:span text:style-name="T16">sort</text:span><text:span text:style-name="T13">(() </text:span><text:span text:style-name="T9">=&gt;</text:span><text:span text:style-name="T13"> </text:span><text:span text:style-name="T11">Math</text:span><text:span text:style-name="T13">.</text:span><text:span text:style-name="T16">random</text:span><text:span text:style-name="T13">() - </text:span><text:span text:style-name="T15">0.5</text:span><text:span text:style-name="T13">);</text:span></text:p>
      <text:p text:style-name="P11"/>
      <text:p text:style-name="P1"><text:span text:style-name="T17">choicesBox</text:span><text:span text:style-name="T13">.</text:span><text:span text:style-name="T11">innerHTML</text:span><text:span text:style-name="T13"> = </text:span><text:span text:style-name="T12">""</text:span><text:span text:style-name="T13">;</text:span></text:p>
      <text:p text:style-name="P1"><text:span text:style-name="T17">shuffled</text:span><text:span text:style-name="T13">.</text:span><text:span text:style-name="T16">forEach</text:span><text:span text:style-name="T13">(</text:span><text:span text:style-name="T11">num</text:span><text:span text:style-name="T13"> </text:span><text:span text:style-name="T9">=&gt;</text:span><text:span text:style-name="T13"> {</text:span></text:p>
      <text:p text:style-name="P1"><text:soft-page-break/><text:span text:style-name="T9">const</text:span><text:span text:style-name="T13"> </text:span><text:span text:style-name="T17">btn</text:span><text:span text:style-name="T13"> = </text:span><text:span text:style-name="T11">document</text:span><text:span text:style-name="T13">.</text:span><text:span text:style-name="T16">createElement</text:span><text:span text:style-name="T13">(</text:span><text:span text:style-name="T12">"button"</text:span><text:span text:style-name="T13">);</text:span></text:p>
      <text:p text:style-name="P1"><text:span text:style-name="T17">btn</text:span><text:span text:style-name="T13">.</text:span><text:span text:style-name="T11">textContent</text:span><text:span text:style-name="T13"> = </text:span><text:span text:style-name="T11">num</text:span><text:span text:style-name="T13">;</text:span></text:p>
      <text:p text:style-name="P1"><text:span text:style-name="T17">btn</text:span><text:span text:style-name="T13">.</text:span><text:span text:style-name="T16">onclick</text:span><text:span text:style-name="T13"> = () </text:span><text:span text:style-name="T9">=&gt;</text:span><text:span text:style-name="T13"> </text:span><text:span text:style-name="T16">checkAnswer</text:span><text:span text:style-name="T13">(</text:span><text:span text:style-name="T11">num</text:span><text:span text:style-name="T13">);</text:span></text:p>
      <text:p text:style-name="P1"><text:span text:style-name="T17">choicesBox</text:span><text:span text:style-name="T13">.</text:span><text:span text:style-name="T16">appendChild</text:span><text:span text:style-name="T13">(</text:span><text:span text:style-name="T17">btn</text:span><text:span text:style-name="T13">);</text:span></text:p>
      <text:p text:style-name="P10">});</text:p>
      <text:p text:style-name="P10">}</text:p>
      <text:p text:style-name="P11"/>
      <text:p text:style-name="P1"><text:span text:style-name="T9">function</text:span><text:span text:style-name="T13"> </text:span><text:span text:style-name="T16">checkAnswer</text:span><text:span text:style-name="T13">(</text:span><text:span text:style-name="T11">answer</text:span><text:span text:style-name="T13">) {</text:span></text:p>
      <text:p text:style-name="P1"><text:span text:style-name="T9">const</text:span><text:span text:style-name="T13"> </text:span><text:span text:style-name="T17">result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result"</text:span><text:span text:style-name="T13">);</text:span></text:p>
      <text:p text:style-name="P1"><text:span text:style-name="T16">speak</text:span><text:span text:style-name="T13">(</text:span><text:span text:style-name="T11">answer</text:span><text:span text:style-name="T13">); </text:span><text:span text:style-name="T4">// Say clicked number</text:span></text:p>
      <text:p text:style-name="P11"/>
      <text:p text:style-name="P1"><text:span text:style-name="T18">if</text:span><text:span text:style-name="T13"> (</text:span><text:span text:style-name="T11">answer</text:span><text:span text:style-name="T13"> === </text:span><text:span text:style-name="T11">correctAnswer</text:span><text:span text:style-name="T13">) {</text:span></text:p>
      <text:p text:style-name="P1"><text:span text:style-name="T17">result</text:span><text:span text:style-name="T13">.</text:span><text:span text:style-name="T11">style</text:span><text:span text:style-name="T13">.</text:span><text:span text:style-name="T11">color</text:span><text:span text:style-name="T13"> = </text:span><text:span text:style-name="T12">"green"</text:span><text:span text:style-name="T13">;</text:span></text:p>
      <text:p text:style-name="P1"><text:span text:style-name="T17">result</text:span><text:span text:style-name="T13">.</text:span><text:span text:style-name="T11">textContent</text:span><text:span text:style-name="T13"> = </text:span><text:span text:style-name="T12">"✅ Correct!"</text:span><text:span text:style-name="T13">;</text:span></text:p>
      <text:p text:style-name="P1"><text:span text:style-name="T16">speak</text:span><text:span text:style-name="T13">(</text:span><text:span text:style-name="T12">"Correct"</text:span><text:span text:style-name="T13">);</text:span></text:p>
      <text:p text:style-name="P1"><text:span text:style-name="T11">score</text:span><text:span text:style-name="T13">++;</text:span></text:p>
      <text:p text:style-name="P1"><text:span text:style-name="T13">} </text:span><text:span text:style-name="T18">else</text:span><text:span text:style-name="T13"> {</text:span></text:p>
      <text:p text:style-name="P1"><text:span text:style-name="T17">result</text:span><text:span text:style-name="T13">.</text:span><text:span text:style-name="T11">style</text:span><text:span text:style-name="T13">.</text:span><text:span text:style-name="T11">color</text:span><text:span text:style-name="T13"> = </text:span><text:span text:style-name="T12">"red"</text:span><text:span text:style-name="T13">;</text:span></text:p>
      <text:p text:style-name="P1"><text:span text:style-name="T17">result</text:span><text:span text:style-name="T13">.</text:span><text:span text:style-name="T11">textContent</text:span><text:span text:style-name="T13"> = </text:span><text:span text:style-name="T12">`❌ Wrong! Correct answer was </text:span><text:span text:style-name="T9">${</text:span><text:span text:style-name="T11">correctAnswer</text:span><text:span text:style-name="T9">}</text:span><text:span text:style-name="T12">.`</text:span><text:span text:style-name="T13">;</text:span></text:p>
      <text:p text:style-name="P1"><text:span text:style-name="T16">speak</text:span><text:span text:style-name="T13">(</text:span><text:span text:style-name="T12">`Wrong. The correct answer was </text:span><text:span text:style-name="T9">${</text:span><text:span text:style-name="T11">correctAnswer</text:span><text:span text:style-name="T9">}</text:span><text:span text:style-name="T12">`</text:span><text:span text:style-name="T13">);</text:span></text:p>
      <text:p text:style-name="P10">}</text:p>
      <text:p text:style-name="P11"/>
      <text:p text:style-name="P1"><text:span text:style-name="T11">questionIndex</text:span><text:span text:style-name="T13">++;</text:span></text:p>
      <text:p text:style-name="P1"><text:span text:style-name="T16">setTimeout</text:span><text:span text:style-name="T13">(</text:span><text:span text:style-name="T16">generateQuestion</text:span><text:span text:style-name="T13">, </text:span><text:span text:style-name="T15">2000</text:span><text:span text:style-name="T13">);</text:span></text:p>
      <text:p text:style-name="P10">}</text:p>
      <text:p text:style-name="P11"/>
      <text:p text:style-name="P1"><text:span text:style-name="T9">function</text:span><text:span text:style-name="T13"> </text:span><text:span text:style-name="T16">goToMenu</text:span><text:span text:style-name="T13">() {</text:span></text:p>
      <text:p text:style-name="P1"><text:span text:style-name="T9">const</text:span><text:span text:style-name="T13"> </text:span><text:span text:style-name="T17">grade</text:span><text:span text:style-name="T13"> = </text:span><text:span text:style-name="T11">localStorage</text:span><text:span text:style-name="T13">.</text:span><text:span text:style-name="T16">getItem</text:span><text:span text:style-name="T13">(</text:span><text:span text:style-name="T12">"selected_grade"</text:span><text:span text:style-name="T13">) || </text:span><text:span text:style-name="T12">"tk"</text:span><text:span text:style-name="T13">;</text:span></text:p>
      <text:p text:style-name="P1"><text:span text:style-name="T11">window</text:span><text:span text:style-name="T13">.</text:span><text:span text:style-name="T11">location</text:span><text:span text:style-name="T13">.</text:span><text:span text:style-name="T11">href</text:span><text:span text:style-name="T13"> = </text:span><text:span text:style-name="T12">`menu-</text:span><text:span text:style-name="T9">${</text:span><text:span text:style-name="T17">grade</text:span><text:span text:style-name="T9">}</text:span><text:span text:style-name="T12">.html`</text:span><text:span text:style-name="T13">;</text:span></text:p>
      <text:p text:style-name="P10">}</text:p>
      <text:p text:style-name="P11"/>
      <text:p text:style-name="P1"><text:span text:style-name="T16">generateQuestion</text:span><text:span text:style-name="T13">();</text:span></text:p>
      <text:p text:style-name="P1"><text:span text:style-name="T7">&lt;/</text:span><text:span text:style-name="T9">script</text:span><text:span text:style-name="T7">&gt;</text:span></text:p>
      <text:p text:style-name="P1"><text:span text:style-name="T7">&lt;/</text:span><text:span text:style-name="T9">body</text:span><text:span text:style-name="T7">&gt;</text:span></text:p>
      <text:p text:style-name="P1"><text:span text:style-name="T7">&lt;/</text:span><text:span text:style-name="T9">html</text:span><text:span text:style-name="T7">&gt;</text:span></text:p>
      <text:p text:style-name="P2"/>
      <text:p text:style-name="P32"/>
      <text:p text:style-name="P22"/>
      <text:p text:style-name="P22"/>
      <text:p text:style-name="P22"/>
      <text:p text:style-name="P22"/>
      <text:p text:style-name="P22"/>
      <text:p text:style-name="P22"/>
      <text:p text:style-name="P17">menu-tk.html</text:p>
      <text:p text:style-name="P23"/>
      <text:p text:style-name="P9">&lt;!-- ============================= --&gt;</text:p>
      <text:p text:style-name="P8">&lt;!-- 4. menu-tk.html (others similar) --&gt;</text:p>
      <text:p text:style-name="P8">&lt;!-- ============================= --&gt;</text:p>
      <text:p text:style-name="P1"><text:span text:style-name="T7">&lt;!</text:span><text:span text:style-name="T9">DOCTYPE</text:span> <text:span text:style-name="T11">html</text:span><text:span text:style-name="T7">&gt;</text:span></text:p>
      <text:p text:style-name="P1"><text:span text:style-name="T7">&lt;</text:span><text:span text:style-name="T9">html</text:span><text:span text:style-name="T7">&gt;</text:span></text:p>
      <text:p text:style-name="P1"><text:span text:style-name="T7">&lt;</text:span><text:span text:style-name="T9">head</text:span><text:span text:style-name="T7">&gt;</text:span></text:p>
      <text:p text:style-name="P1"><text:soft-page-break/><text:span text:style-name="T7">&lt;</text:span><text:span text:style-name="T9">meta</text:span> <text:span text:style-name="T11">charset</text:span>=<text:span text:style-name="T12">"UTF-8"</text:span><text:span text:style-name="T7">&gt;</text:span></text:p>
      <text:p text:style-name="P1"><text:span text:style-name="T7">&lt;</text:span><text:span text:style-name="T9">title</text:span><text:span text:style-name="T7">&gt;</text:span>TK &amp; Kinder Menu<text:span text:style-name="T7">&lt;/</text:span><text:span text:style-name="T9">title</text:span><text:span text:style-name="T7">&gt;</text:span></text:p>
      <text:p text:style-name="P1"><text:span text:style-name="T7">&lt;</text:span><text:span text:style-name="T9">style</text:span><text:span text:style-name="T7">&gt;</text:span><text:span text:style-name="T13"> </text:span><text:span text:style-name="T14">body</text:span><text:span text:style-name="T13"> { </text:span><text:span text:style-name="T11">text-align</text:span><text:span text:style-name="T13">: </text:span><text:span text:style-name="T12">center</text:span><text:span text:style-name="T13">; </text:span><text:span text:style-name="T11">padding</text:span><text:span text:style-name="T13">: </text:span><text:span text:style-name="T15">2rem</text:span><text:span text:style-name="T13">; </text:span><text:span text:style-name="T11">font-family</text:span><text:span text:style-name="T13">: </text:span><text:span text:style-name="T12">'Comic Sans MS'</text:span><text:span text:style-name="T13">; } </text:span><text:span text:style-name="T14">button</text:span><text:span text:style-name="T13"> { </text:span><text:span text:style-name="T11">margin</text:span><text:span text:style-name="T13">: </text:span><text:span text:style-name="T15">1rem</text:span><text:span text:style-name="T13">; </text:span><text:span text:style-name="T11">padding</text:span><text:span text:style-name="T13">: </text:span><text:span text:style-name="T15">1rem</text:span><text:span text:style-name="T13"> </text:span><text:span text:style-name="T15">2rem</text:span><text:span text:style-name="T13">; </text:span><text:span text:style-name="T11">font-size</text:span><text:span text:style-name="T13">: </text:span><text:span text:style-name="T15">1.2rem</text:span><text:span text:style-name="T13">; } </text:span><text:span text:style-name="T7">&lt;/</text:span><text:span text:style-name="T9">style</text:span><text:span text:style-name="T7">&gt;</text:span></text:p>
      <text:p text:style-name="P1"><text:span text:style-name="T7">&lt;/</text:span><text:span text:style-name="T9">head</text:span><text:span text:style-name="T7">&gt;</text:span></text:p>
      <text:p text:style-name="P1"><text:span text:style-name="T7">&lt;</text:span><text:span text:style-name="T9">body</text:span><text:span text:style-name="T7">&gt;</text:span></text:p>
      <text:p text:style-name="P1"><text:span text:style-name="T7">&lt;</text:span><text:span text:style-name="T9">h1</text:span><text:span text:style-name="T7">&gt;</text:span>🧒 TK &amp; Kinder Menu<text:span text:style-name="T7">&lt;/</text:span><text:span text:style-name="T9">h1</text:span><text:span text:style-name="T7">&gt;</text:span></text:p>
      <text:p text:style-name="P1"><text:span text:style-name="T7">&lt;</text:span><text:span text:style-name="T9">button</text:span> <text:span text:style-name="T11">onclick</text:span>=<text:span text:style-name="T12">"</text:span><text:span text:style-name="T11">location</text:span><text:span text:style-name="T12">.</text:span><text:span text:style-name="T11">href</text:span><text:span text:style-name="T13">=</text:span><text:span text:style-name="T12">'count-items.html'"</text:span><text:span text:style-name="T7">&gt;</text:span>🍓 Count Items<text:span text:style-name="T7">&lt;/</text:span><text:span text:style-name="T9">button</text:span><text:span text:style-name="T7">&gt;</text:span></text:p>
      <text:p text:style-name="P1"><text:span text:style-name="T7">&lt;</text:span><text:span text:style-name="T9">button</text:span> <text:span text:style-name="T11">onclick</text:span>=<text:span text:style-name="T12">"</text:span><text:span text:style-name="T16">alert</text:span><text:span text:style-name="T12">('Coming soon!')"</text:span><text:span text:style-name="T7">&gt;</text:span>🔺 Learn Shapes<text:span text:style-name="T7">&lt;/</text:span><text:span text:style-name="T9">button</text:span><text:span text:style-name="T7">&gt;</text:span></text:p>
      <text:p text:style-name="P1"><text:span text:style-name="T7">&lt;</text:span><text:span text:style-name="T9">button</text:span> <text:span text:style-name="T11">onclick</text:span>=<text:span text:style-name="T12">"</text:span><text:span text:style-name="T16">alert</text:span><text:span text:style-name="T12">('Coming soon!')"</text:span><text:span text:style-name="T7">&gt;</text:span>➕ Addition<text:span text:style-name="T7">&lt;/</text:span><text:span text:style-name="T9">button</text:span><text:span text:style-name="T7">&gt;</text:span></text:p>
      <text:p text:style-name="P1"><text:span text:style-name="T7">&lt;</text:span><text:span text:style-name="T9">button</text:span> <text:span text:style-name="T11">onclick</text:span>=<text:span text:style-name="T12">"</text:span><text:span text:style-name="T16">alert</text:span><text:span text:style-name="T12">('Coming soon!')"</text:span><text:span text:style-name="T7">&gt;</text:span>➖ Subtraction<text:span text:style-name="T7">&lt;/</text:span><text:span text:style-name="T9">button</text:span><text:span text:style-name="T7">&gt;</text:span></text:p>
      <text:p text:style-name="P1"><text:span text:style-name="T7">&lt;</text:span><text:span text:style-name="T9">button</text:span> <text:span text:style-name="T11">onclick</text:span>=<text:span text:style-name="T12">"</text:span><text:span text:style-name="T11">location</text:span><text:span text:style-name="T12">.</text:span><text:span text:style-name="T11">href</text:span><text:span text:style-name="T13">=</text:span><text:span text:style-name="T12">'select-grade.html'"</text:span><text:span text:style-name="T7">&gt;</text:span>🔙 Back to Grade Select<text:span text:style-name="T7">&lt;/</text:span><text:span text:style-name="T9">button</text:span><text:span text:style-name="T7">&gt;</text:span></text:p>
      <text:p text:style-name="P1"><text:span text:style-name="T7">&lt;/</text:span><text:span text:style-name="T9">body</text:span><text:span text:style-name="T7">&gt;</text:span></text:p>
      <text:p text:style-name="P1"><text:span text:style-name="T7">&lt;/</text:span><text:span text:style-name="T9">html</text:span><text:span text:style-name="T7">&gt;</text:span></text:p>
      <text:p text:style-name="P2"/>
      <text:p text:style-name="P2"/>
      <text:p text:style-name="P17">select-grade.html</text:p>
      <text:p text:style-name="P23"/>
      <text:p text:style-name="P9">&lt;!-- ============================= --&gt;</text:p>
      <text:p text:style-name="P8">&lt;!-- 3. select-grade.html --&gt;</text:p>
      <text:p text:style-name="P8">&lt;!-- ============================= --&gt;</text:p>
      <text:p text:style-name="P1"><text:span text:style-name="T7">&lt;!</text:span><text:span text:style-name="T9">DOCTYPE</text:span> <text:span text:style-name="T11">html</text:span><text:span text:style-name="T7">&gt;</text:span></text:p>
      <text:p text:style-name="P1"><text:span text:style-name="T7">&lt;</text:span><text:span text:style-name="T9">html</text:span><text:span text:style-name="T7">&gt;</text:span></text:p>
      <text:p text:style-name="P1"><text:span text:style-name="T7">&lt;</text:span><text:span text:style-name="T9">head</text:span><text:span text:style-name="T7">&gt;</text:span></text:p>
      <text:p text:style-name="P1"><text:span text:style-name="T7">&lt;</text:span><text:span text:style-name="T9">meta</text:span> <text:span text:style-name="T11">charset</text:span>=<text:span text:style-name="T12">"UTF-8"</text:span><text:span text:style-name="T7">&gt;</text:span></text:p>
      <text:p text:style-name="P1"><text:span text:style-name="T7">&lt;</text:span><text:span text:style-name="T9">title</text:span><text:span text:style-name="T7">&gt;</text:span>Select Grade<text:span text:style-name="T7">&lt;/</text:span><text:span text:style-name="T9">title</text:span><text:span text:style-name="T7">&gt;</text:span></text:p>
      <text:p text:style-name="P1"><text:span text:style-name="T7">&lt;</text:span><text:span text:style-name="T9">style</text:span><text:span text:style-name="T7">&gt;</text:span><text:span text:style-name="T13"> </text:span><text:span text:style-name="T14">body</text:span><text:span text:style-name="T13"> { </text:span><text:span text:style-name="T11">text-align</text:span><text:span text:style-name="T13">: </text:span><text:span text:style-name="T12">center</text:span><text:span text:style-name="T13">; </text:span><text:span text:style-name="T11">font-family</text:span><text:span text:style-name="T13">: </text:span><text:span text:style-name="T12">'Comic Sans MS'</text:span><text:span text:style-name="T13">; </text:span><text:span text:style-name="T11">padding</text:span><text:span text:style-name="T13">: </text:span><text:span text:style-name="T15">2rem</text:span><text:span text:style-name="T13">; } </text:span><text:span text:style-name="T14">.grade-btn</text:span><text:span text:style-name="T13"> { </text:span><text:span text:style-name="T11">margin</text:span><text:span text:style-name="T13">: </text:span><text:span text:style-name="T15">1rem</text:span><text:span text:style-name="T13">; </text:span><text:span text:style-name="T11">padding</text:span><text:span text:style-name="T13">: </text:span><text:span text:style-name="T15">1rem</text:span><text:span text:style-name="T13"> </text:span><text:span text:style-name="T15">2rem</text:span><text:span text:style-name="T13">; </text:span><text:span text:style-name="T11">font-size</text:span><text:span text:style-name="T13">: </text:span><text:span text:style-name="T15">1.2rem</text:span><text:span text:style-name="T13">; } </text:span><text:span text:style-name="T7">&lt;/</text:span><text:span text:style-name="T9">style</text:span><text:span text:style-name="T7">&gt;</text:span></text:p>
      <text:p text:style-name="P1"><text:span text:style-name="T7">&lt;/</text:span><text:span text:style-name="T9">head</text:span><text:span text:style-name="T7">&gt;</text:span></text:p>
      <text:p text:style-name="P1"><text:span text:style-name="T7">&lt;</text:span><text:span text:style-name="T9">body</text:span><text:span text:style-name="T7">&gt;</text:span></text:p>
      <text:p text:style-name="P1"><text:span text:style-name="T7">&lt;</text:span><text:span text:style-name="T9">h1</text:span><text:span text:style-name="T7">&gt;</text:span>🎓 Select Your Grade<text:span text:style-name="T7">&lt;/</text:span><text:span text:style-name="T9">h1</text:span><text:span text:style-name="T7">&gt;</text:span></text:p>
      <text:p text:style-name="P1"><text:span text:style-name="T7">&lt;</text:span><text:span text:style-name="T9">button</text:span> <text:span text:style-name="T11">class</text:span>=<text:span text:style-name="T12">"grade-btn"</text:span> <text:span text:style-name="T11">onclick</text:span>=<text:span text:style-name="T12">"</text:span><text:span text:style-name="T16">select</text:span><text:span text:style-name="T12">('tk')"</text:span><text:span text:style-name="T7">&gt;</text:span>🧒 TK &amp; Kinder<text:span text:style-name="T7">&lt;/</text:span><text:span text:style-name="T9">button</text:span><text:span text:style-name="T7">&gt;</text:span></text:p>
      <text:p text:style-name="P1"><text:span text:style-name="T7">&lt;</text:span><text:span text:style-name="T9">button</text:span> <text:span text:style-name="T11">class</text:span>=<text:span text:style-name="T12">"grade-btn"</text:span> <text:span text:style-name="T11">onclick</text:span>=<text:span text:style-name="T12">"</text:span><text:span text:style-name="T16">select</text:span><text:span text:style-name="T12">('1st')"</text:span><text:span text:style-name="T7">&gt;</text:span>1️⃣ 1st Grade<text:span text:style-name="T7">&lt;/</text:span><text:span text:style-name="T9">button</text:span><text:span text:style-name="T7">&gt;</text:span></text:p>
      <text:p text:style-name="P1"><text:span text:style-name="T7">&lt;</text:span><text:span text:style-name="T9">button</text:span> <text:span text:style-name="T11">class</text:span>=<text:span text:style-name="T12">"grade-btn"</text:span> <text:span text:style-name="T11">onclick</text:span>=<text:span text:style-name="T12">"</text:span><text:span text:style-name="T16">select</text:span><text:span text:style-name="T12">('2nd')"</text:span><text:span text:style-name="T7">&gt;</text:span>2️⃣ 2nd Grade<text:span text:style-name="T7">&lt;/</text:span><text:span text:style-name="T9">button</text:span><text:span text:style-name="T7">&gt;</text:span></text:p>
      <text:p text:style-name="P1"><text:span text:style-name="T7">&lt;</text:span><text:span text:style-name="T9">button</text:span> <text:span text:style-name="T11">class</text:span>=<text:span text:style-name="T12">"grade-btn"</text:span> <text:span text:style-name="T11">onclick</text:span>=<text:span text:style-name="T12">"</text:span><text:span text:style-name="T16">select</text:span><text:span text:style-name="T12">('3rd')"</text:span><text:span text:style-name="T7">&gt;</text:span>3️⃣ 3rd Grade<text:span text:style-name="T7">&lt;/</text:span><text:span text:style-name="T9">button</text:span><text:span text:style-name="T7">&gt;</text:span></text:p>
      <text:p text:style-name="P1"><text:span text:style-name="T7">&lt;</text:span><text:span text:style-name="T9">script</text:span><text:span text:style-name="T7">&gt;</text:span></text:p>
      <text:p text:style-name="P1"><text:span text:style-name="T9">function</text:span><text:span text:style-name="T13"> </text:span><text:span text:style-name="T16">select</text:span><text:span text:style-name="T13">(</text:span><text:span text:style-name="T11">grade</text:span><text:span text:style-name="T13">) {</text:span></text:p>
      <text:p text:style-name="P1"><text:span text:style-name="T11">localStorage</text:span><text:span text:style-name="T13">.</text:span><text:span text:style-name="T16">setItem</text:span><text:span text:style-name="T13">(</text:span><text:span text:style-name="T12">"selected_grade"</text:span><text:span text:style-name="T13">, </text:span><text:span text:style-name="T11">grade</text:span><text:span text:style-name="T13">);</text:span></text:p>
      <text:p text:style-name="P1"><text:span text:style-name="T11">window</text:span><text:span text:style-name="T13">.</text:span><text:span text:style-name="T11">location</text:span><text:span text:style-name="T13">.</text:span><text:span text:style-name="T11">href</text:span><text:span text:style-name="T13"> = </text:span><text:span text:style-name="T12">`menu-</text:span><text:span text:style-name="T9">${</text:span><text:span text:style-name="T11">grade</text:span><text:span text:style-name="T9">}</text:span><text:span text:style-name="T12">.html`</text:span><text:span text:style-name="T13">;</text:span></text:p>
      <text:p text:style-name="P10">}</text:p>
      <text:p text:style-name="P1"><text:span text:style-name="T7">&lt;/</text:span><text:span text:style-name="T9">script</text:span><text:span text:style-name="T7">&gt;</text:span></text:p>
      <text:p text:style-name="P1"><text:span text:style-name="T7">&lt;/</text:span><text:span text:style-name="T9">body</text:span><text:span text:style-name="T7">&gt;</text:span></text:p>
      <text:p text:style-name="P1"><text:span text:style-name="T7">&lt;/</text:span><text:span text:style-name="T9">html</text:span><text:span text:style-name="T7">&gt;</text:span></text:p>
      <text:p text:style-name="P23"/>
      <text:p text:style-name="P27"/>
      <text:p text:style-name="P26"/>
      <text:p text:style-name="P30"/>
      <text:p text:style-name="P28"/>
      <text:p text:style-name="P20">learn-shapes.html</text:p>
      <text:p text:style-name="P31"/>
      <text:p text:style-name="P5"><text:soft-page-break/><text:span text:style-name="T7">&lt;!</text:span><text:span text:style-name="T9">DOCTYPE</text:span> <text:span text:style-name="T11">html</text:span><text:span text:style-name="T7">&gt;</text:span></text:p>
      <text:p text:style-name="P1"><text:span text:style-name="T7">&lt;</text:span><text:span text:style-name="T9">html</text:span> <text:span text:style-name="T11">lang</text:span>=<text:span text:style-name="T12">"en"</text:span><text:span text:style-name="T7">&gt;</text:span></text:p>
      <text:p text:style-name="P1"><text:span text:style-name="T7">&lt;</text:span><text:span text:style-name="T9">head</text:span><text:span text:style-name="T7">&gt;</text:span></text:p>
      <text:p text:style-name="P1"><text:span text:style-name="T7">&lt;</text:span><text:span text:style-name="T9">meta</text:span> <text:span text:style-name="T11">charset</text:span>=<text:span text:style-name="T12">"UTF-8"</text:span><text:span text:style-name="T7">&gt;</text:span></text:p>
      <text:p text:style-name="P1"><text:span text:style-name="T7">&lt;</text:span><text:span text:style-name="T9">title</text:span><text:span text:style-name="T7">&gt;</text:span>Learn Shapes<text:span text:style-name="T7">&lt;/</text:span><text:span text:style-name="T9">title</text:span><text:span text:style-name="T7">&gt;</text:span></text:p>
      <text:p text:style-name="P1"><text:span text:style-name="T7">&lt;</text:span><text:span text:style-name="T9">style</text:span><text:span text:style-name="T7">&gt;</text:span></text:p>
      <text:p text:style-name="P1"><text:span text:style-name="T14">body</text:span><text:span text:style-name="T13"> {</text:span></text:p>
      <text:p text:style-name="P1"><text:span text:style-name="T11">font-family</text:span><text:span text:style-name="T13">: </text:span><text:span text:style-name="T12">'Comic Sans MS'</text:span><text:span text:style-name="T13">, cursive;</text:span></text:p>
      <text:p text:style-name="P1"><text:span text:style-name="T11">text-align</text:span><text:span text:style-name="T13">: </text:span><text:span text:style-name="T12">center</text:span><text:span text:style-name="T13">;</text:span></text:p>
      <text:p text:style-name="P1"><text:span text:style-name="T11">background-color</text:span><text:span text:style-name="T13">: </text:span><text:span text:style-name="T12">#e1f5fe</text:span><text:span text:style-name="T13">;</text:span></text:p>
      <text:p text:style-name="P1"><text:span text:style-name="T11">padding</text:span><text:span text:style-name="T13">: </text:span><text:span text:style-name="T15">2rem</text:span><text:span text:style-name="T13">;</text:span></text:p>
      <text:p text:style-name="P1"><text:span text:style-name="T11">overflow</text:span><text:span text:style-name="T13">: </text:span><text:span text:style-name="T12">hidden</text:span><text:span text:style-name="T13">;</text:span></text:p>
      <text:p text:style-name="P10">}</text:p>
      <text:p text:style-name="P1"><text:span text:style-name="T14">h1</text:span><text:span text:style-name="T13"> {</text:span></text:p>
      <text:p text:style-name="P1"><text:span text:style-name="T11">color</text:span><text:span text:style-name="T13">: </text:span><text:span text:style-name="T12">#0288d1</text:span><text:span text:style-name="T13">;</text:span></text:p>
      <text:p text:style-name="P10">}</text:p>
      <text:p text:style-name="P1"><text:span text:style-name="T14">.shapes</text:span><text:span text:style-name="T13">, </text:span><text:span text:style-name="T14">#falling-area</text:span><text:span text:style-name="T13"> {</text:span></text:p>
      <text:p text:style-name="P1"><text:span text:style-name="T11">display</text:span><text:span text:style-name="T13">: </text:span><text:span text:style-name="T12">flex</text:span><text:span text:style-name="T13">;</text:span></text:p>
      <text:p text:style-name="P1"><text:span text:style-name="T11">flex-wrap</text:span><text:span text:style-name="T13">: </text:span><text:span text:style-name="T12">wrap</text:span><text:span text:style-name="T13">;</text:span></text:p>
      <text:p text:style-name="P1"><text:span text:style-name="T11">justify-content</text:span><text:span text:style-name="T13">: </text:span><text:span text:style-name="T12">center</text:span><text:span text:style-name="T13">;</text:span></text:p>
      <text:p text:style-name="P1"><text:span text:style-name="T11">margin-top</text:span><text:span text:style-name="T13">: </text:span><text:span text:style-name="T15">1rem</text:span><text:span text:style-name="T13">;</text:span></text:p>
      <text:p text:style-name="P10">}</text:p>
      <text:p text:style-name="P1"><text:span text:style-name="T14">.shape</text:span><text:span text:style-name="T13"> {</text:span></text:p>
      <text:p text:style-name="P1"><text:span text:style-name="T11">font-size</text:span><text:span text:style-name="T13">: </text:span><text:span text:style-name="T15">5rem</text:span><text:span text:style-name="T13">;</text:span></text:p>
      <text:p text:style-name="P1"><text:span text:style-name="T11">margin</text:span><text:span text:style-name="T13">: </text:span><text:span text:style-name="T15">1rem</text:span><text:span text:style-name="T13">;</text:span></text:p>
      <text:p text:style-name="P1"><text:span text:style-name="T11">cursor</text:span><text:span text:style-name="T13">: </text:span><text:span text:style-name="T12">pointer</text:span><text:span text:style-name="T13">;</text:span></text:p>
      <text:p text:style-name="P1"><text:span text:style-name="T11">transition</text:span><text:span text:style-name="T13">: transform </text:span><text:span text:style-name="T15">0.2s</text:span><text:span text:style-name="T13">;</text:span></text:p>
      <text:p text:style-name="P10">}</text:p>
      <text:p text:style-name="P1"><text:span text:style-name="T14">.shape:hover</text:span><text:span text:style-name="T13"> {</text:span></text:p>
      <text:p text:style-name="P1"><text:span text:style-name="T11">transform</text:span><text:span text:style-name="T13">: </text:span><text:span text:style-name="T16">scale</text:span><text:span text:style-name="T13">(</text:span><text:span text:style-name="T15">1.2</text:span><text:span text:style-name="T13">);</text:span></text:p>
      <text:p text:style-name="P10">}</text:p>
      <text:p text:style-name="P1"><text:span text:style-name="T14">#instruction</text:span><text:span text:style-name="T13"> {</text:span></text:p>
      <text:p text:style-name="P1"><text:span text:style-name="T11">font-size</text:span><text:span text:style-name="T13">: </text:span><text:span text:style-name="T15">1.5rem</text:span><text:span text:style-name="T13">;</text:span></text:p>
      <text:p text:style-name="P1"><text:span text:style-name="T11">margin</text:span><text:span text:style-name="T13">: </text:span><text:span text:style-name="T15">1rem</text:span><text:span text:style-name="T13"> </text:span><text:span text:style-name="T15">0</text:span><text:span text:style-name="T13">;</text:span></text:p>
      <text:p text:style-name="P1"><text:span text:style-name="T11">color</text:span><text:span text:style-name="T13">: </text:span><text:span text:style-name="T12">#00796b</text:span><text:span text:style-name="T13">;</text:span></text:p>
      <text:p text:style-name="P10">}</text:p>
      <text:p text:style-name="P1"><text:span text:style-name="T14">#score</text:span><text:span text:style-name="T13"> {</text:span></text:p>
      <text:p text:style-name="P1"><text:span text:style-name="T11">margin-top</text:span><text:span text:style-name="T13">: </text:span><text:span text:style-name="T15">1rem</text:span><text:span text:style-name="T13">;</text:span></text:p>
      <text:p text:style-name="P1"><text:span text:style-name="T11">font-size</text:span><text:span text:style-name="T13">: </text:span><text:span text:style-name="T15">1.2rem</text:span><text:span text:style-name="T13">;</text:span></text:p>
      <text:p text:style-name="P10">}</text:p>
      <text:p text:style-name="P1"><text:span text:style-name="T14">button</text:span><text:span text:style-name="T13"> {</text:span></text:p>
      <text:p text:style-name="P1"><text:span text:style-name="T11">margin-top</text:span><text:span text:style-name="T13">: </text:span><text:span text:style-name="T15">2rem</text:span><text:span text:style-name="T13">;</text:span></text:p>
      <text:p text:style-name="P1"><text:span text:style-name="T11">padding</text:span><text:span text:style-name="T13">: </text:span><text:span text:style-name="T15">0.7rem</text:span><text:span text:style-name="T13"> </text:span><text:span text:style-name="T15">1.5rem</text:span><text:span text:style-name="T13">;</text:span></text:p>
      <text:p text:style-name="P1"><text:span text:style-name="T11">font-size</text:span><text:span text:style-name="T13">: </text:span><text:span text:style-name="T15">1rem</text:span><text:span text:style-name="T13">;</text:span></text:p>
      <text:p text:style-name="P1"><text:span text:style-name="T11">background-color</text:span><text:span text:style-name="T13">: </text:span><text:span text:style-name="T12">#ffb74d</text:span><text:span text:style-name="T13">;</text:span></text:p>
      <text:p text:style-name="P1"><text:span text:style-name="T11">border</text:span><text:span text:style-name="T13">: </text:span><text:span text:style-name="T12">none</text:span><text:span text:style-name="T13">;</text:span></text:p>
      <text:p text:style-name="P1"><text:span text:style-name="T11">border-radius</text:span><text:span text:style-name="T13">: </text:span><text:span text:style-name="T15">8px</text:span><text:span text:style-name="T13">;</text:span></text:p>
      <text:p text:style-name="P1"><text:span text:style-name="T11">cursor</text:span><text:span text:style-name="T13">: </text:span><text:span text:style-name="T12">pointer</text:span><text:span text:style-name="T13">;</text:span></text:p>
      <text:p text:style-name="P10">}</text:p>
      <text:p text:style-name="P1"><text:span text:style-name="T14">.falling-shape</text:span><text:span text:style-name="T13"> {</text:span></text:p>
      <text:p text:style-name="P1"><text:soft-page-break/><text:span text:style-name="T11">position</text:span><text:span text:style-name="T13">: </text:span><text:span text:style-name="T12">absolute</text:span><text:span text:style-name="T13">;</text:span></text:p>
      <text:p text:style-name="P1"><text:span text:style-name="T11">font-size</text:span><text:span text:style-name="T13">: </text:span><text:span text:style-name="T15">3rem</text:span><text:span text:style-name="T13">;</text:span></text:p>
      <text:p text:style-name="P1"><text:span text:style-name="T11">animation</text:span><text:span text:style-name="T13">: fall </text:span><text:span text:style-name="T15">8s</text:span><text:span text:style-name="T13"> </text:span><text:span text:style-name="T12">linear</text:span><text:span text:style-name="T13">;</text:span></text:p>
      <text:p text:style-name="P10">}</text:p>
      <text:p text:style-name="P1"><text:span text:style-name="T18">@keyframes</text:span><text:span text:style-name="T13"> </text:span><text:span text:style-name="T11">fall</text:span><text:span text:style-name="T13"> {</text:span></text:p>
      <text:p text:style-name="P1"><text:span text:style-name="T13">0% { </text:span><text:span text:style-name="T11">top</text:span><text:span text:style-name="T13">: </text:span><text:span text:style-name="T15">-50px</text:span><text:span text:style-name="T13">; }</text:span></text:p>
      <text:p text:style-name="P1"><text:span text:style-name="T13">100% { </text:span><text:span text:style-name="T11">top</text:span><text:span text:style-name="T13">: </text:span><text:span text:style-name="T15">100vh</text:span><text:span text:style-name="T13">; }</text:span></text:p>
      <text:p text:style-name="P10">}</text:p>
      <text:p text:style-name="P1"><text:span text:style-name="T7">&lt;/</text:span><text:span text:style-name="T9">style</text:span><text:span text:style-name="T7">&gt;</text:span></text:p>
      <text:p text:style-name="P1"><text:span text:style-name="T7">&lt;/</text:span><text:span text:style-name="T9">head</text:span><text:span text:style-name="T7">&gt;</text:span></text:p>
      <text:p text:style-name="P1"><text:span text:style-name="T7">&lt;</text:span><text:span text:style-name="T9">body</text:span><text:span text:style-name="T7">&gt;</text:span></text:p>
      <text:p text:style-name="P11"/>
      <text:p text:style-name="P1"><text:span text:style-name="T7">&lt;</text:span><text:span text:style-name="T9">button</text:span> <text:span text:style-name="T11">onclick</text:span>=<text:span text:style-name="T12">"</text:span><text:span text:style-name="T16">goToMenu</text:span><text:span text:style-name="T12">()"</text:span><text:span text:style-name="T7">&gt;</text:span>🏠 Menu<text:span text:style-name="T7">&lt;/</text:span><text:span text:style-name="T9">button</text:span><text:span text:style-name="T7">&gt;</text:span></text:p>
      <text:p text:style-name="P11"/>
      <text:p text:style-name="P1"><text:span text:style-name="T7">&lt;</text:span><text:span text:style-name="T9">h1</text:span><text:span text:style-name="T7">&gt;</text:span>🔺 Learn Shapes<text:span text:style-name="T7">&lt;/</text:span><text:span text:style-name="T9">h1</text:span><text:span text:style-name="T7">&gt;</text:span></text:p>
      <text:p text:style-name="P1"><text:span text:style-name="T7">&lt;</text:span><text:span text:style-name="T9">p</text:span> <text:span text:style-name="T11">id</text:span>=<text:span text:style-name="T12">"instruction"</text:span><text:span text:style-name="T7">&gt;</text:span>Touch a shape to hear its name<text:span text:style-name="T7">&lt;/</text:span><text:span text:style-name="T9">p</text:span><text:span text:style-name="T7">&gt;</text:span></text:p>
      <text:p text:style-name="P1"><text:span text:style-name="T7">&lt;</text:span><text:span text:style-name="T9">div</text:span> <text:span text:style-name="T11">class</text:span>=<text:span text:style-name="T12">"shapes"</text:span> <text:span text:style-name="T11">id</text:span>=<text:span text:style-name="T12">"shape-container"</text:span><text:span text:style-name="T7">&gt;&lt;/</text:span><text:span text:style-name="T9">div</text:span><text:span text:style-name="T7">&gt;</text:span></text:p>
      <text:p text:style-name="P1"><text:span text:style-name="T7">&lt;</text:span><text:span text:style-name="T9">div</text:span> <text:span text:style-name="T11">id</text:span>=<text:span text:style-name="T12">"falling-area"</text:span><text:span text:style-name="T7">&gt;&lt;/</text:span><text:span text:style-name="T9">div</text:span><text:span text:style-name="T7">&gt;</text:span></text:p>
      <text:p text:style-name="P1"><text:span text:style-name="T7">&lt;</text:span><text:span text:style-name="T9">p</text:span> <text:span text:style-name="T11">id</text:span>=<text:span text:style-name="T12">"score"</text:span><text:span text:style-name="T7">&gt;&lt;/</text:span><text:span text:style-name="T9">p</text:span><text:span text:style-name="T7">&gt;</text:span></text:p>
      <text:p text:style-name="P1"><text:span text:style-name="T7">&lt;</text:span><text:span text:style-name="T9">audio</text:span> <text:span text:style-name="T11">id</text:span>=<text:span text:style-name="T12">"bg-music"</text:span> <text:span text:style-name="T11">loop</text:span> <text:span text:style-name="T11">autoplay</text:span><text:span text:style-name="T7">&gt;</text:span></text:p>
      <text:p text:style-name="P1"><text:span text:style-name="T7">&lt;</text:span><text:span text:style-name="T9">source</text:span> <text:span text:style-name="T11">src</text:span>=<text:span text:style-name="T12">"https://www.bensound.com/bensound-music/bensound-littleidea.mp3"</text:span> <text:span text:style-name="T11">type</text:span>=<text:span text:style-name="T12">"audio/mpeg"</text:span><text:span text:style-name="T7">&gt;</text:span></text:p>
      <text:p text:style-name="P1">Your browser does not support background music.</text:p>
      <text:p text:style-name="P1"><text:span text:style-name="T7">&lt;/</text:span><text:span text:style-name="T9">audio</text:span><text:span text:style-name="T7">&gt;</text:span></text:p>
      <text:p text:style-name="P11"/>
      <text:p text:style-name="P1"><text:span text:style-name="T7">&lt;</text:span><text:span text:style-name="T9">script</text:span><text:span text:style-name="T7">&gt;</text:span></text:p>
      <text:p text:style-name="P1"><text:span text:style-name="T9">const</text:span><text:span text:style-name="T13"> </text:span><text:span text:style-name="T17">shapes</text:span><text:span text:style-name="T13"> = [</text:span></text:p>
      <text:p text:style-name="P1"><text:span text:style-name="T13">{ </text:span><text:span text:style-name="T11">name:</text:span><text:span text:style-name="T13"> </text:span><text:span text:style-name="T12">"circle"</text:span><text:span text:style-name="T13">, </text:span><text:span text:style-name="T11">emoji:</text:span><text:span text:style-name="T13"> </text:span><text:span text:style-name="T12">"⚪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square"</text:span><text:span text:style-name="T13">, </text:span><text:span text:style-name="T11">emoji:</text:span><text:span text:style-name="T13"> </text:span><text:span text:style-name="T12">"⬜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triangle"</text:span><text:span text:style-name="T13">, </text:span><text:span text:style-name="T11">emoji:</text:span><text:span text:style-name="T13"> </text:span><text:span text:style-name="T12">"🔺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star"</text:span><text:span text:style-name="T13">, </text:span><text:span text:style-name="T11">emoji:</text:span><text:span text:style-name="T13"> </text:span><text:span text:style-name="T12">"⭐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heart"</text:span><text:span text:style-name="T13">, </text:span><text:span text:style-name="T11">emoji:</text:span><text:span text:style-name="T13"> </text:span><text:span text:style-name="T12">"❤️"</text:span><text:span text:style-name="T13"> },</text:span></text:p>
      <text:p text:style-name="P1"><text:span text:style-name="T13">{ </text:span><text:span text:style-name="T11">name:</text:span><text:span text:style-name="T13"> </text:span><text:span text:style-name="T12">"diamond"</text:span><text:span text:style-name="T13">, </text:span><text:span text:style-name="T11">emoji:</text:span><text:span text:style-name="T13"> </text:span><text:span text:style-name="T12">"🔷"</text:span><text:span text:style-name="T13"> }</text:span></text:p>
      <text:p text:style-name="P10">];</text:p>
      <text:p text:style-name="P11"/>
      <text:p text:style-name="P1"><text:span text:style-name="T9">let</text:span><text:span text:style-name="T13"> </text:span><text:span text:style-name="T11">currentRound</text:span><text:span text:style-name="T13"> = </text:span><text:span text:style-name="T15">0</text:span><text:span text:style-name="T13">;</text:span></text:p>
      <text:p text:style-name="P1"><text:span text:style-name="T9">let</text:span><text:span text:style-name="T13"> </text:span><text:span text:style-name="T11">score</text:span><text:span text:style-name="T13"> = </text:span><text:span text:style-name="T15">0</text:span><text:span text:style-name="T13">;</text:span></text:p>
      <text:p text:style-name="P1"><text:span text:style-name="T9">let</text:span><text:span text:style-name="T13"> </text:span><text:span text:style-name="T11">gameMode</text:span><text:span text:style-name="T13"> = </text:span><text:span text:style-name="T9">true</text:span><text:span text:style-name="T13">;</text:span></text:p>
      <text:p text:style-name="P1"><text:span text:style-name="T9">const</text:span><text:span text:style-name="T13"> </text:span><text:span text:style-name="T17">totalRounds</text:span><text:span text:style-name="T13"> = </text:span><text:span text:style-name="T15">6</text:span><text:span text:style-name="T13">;</text:span></text:p>
      <text:p text:style-name="P11"/>
      <text:p text:style-name="P1"><text:span text:style-name="T9">const</text:span><text:span text:style-name="T13"> </text:span><text:span text:style-name="T17">instruction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instruction"</text:span><text:span text:style-name="T13">);</text:span></text:p>
      <text:p text:style-name="P1"><text:span text:style-name="T9">const</text:span><text:span text:style-name="T13"> </text:span><text:span text:style-name="T17">shapeContainer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shape-container"</text:span><text:span text:style-name="T13">);</text:span></text:p>
      <text:p text:style-name="P1"><text:span text:style-name="T9">const</text:span><text:span text:style-name="T13"> </text:span><text:span text:style-name="T17">fallingArea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falling-area"</text:span><text:span text:style-name="T13">);</text:span></text:p>
      <text:p text:style-name="P1"><text:span text:style-name="T9">const</text:span><text:span text:style-name="T13"> </text:span><text:span text:style-name="T17">scoreBox</text:span><text:span text:style-name="T13"> = </text:span><text:span text:style-name="T11">document</text:span><text:span text:style-name="T13">.</text:span><text:span text:style-name="T16">getElementById</text:span><text:span text:style-name="T13">(</text:span><text:span text:style-name="T12">"score"</text:span><text:span text:style-name="T13">);</text:span></text:p>
      <text:p text:style-name="P11"/>
      <text:p text:style-name="P1"><text:span text:style-name="T9">function</text:span><text:span text:style-name="T13"> </text:span><text:span text:style-name="T16">speak</text:span><text:span text:style-name="T13">(</text:span><text:span text:style-name="T11">text</text:span><text:span text:style-name="T13">) {</text:span></text:p>
      <text:p text:style-name="P1"><text:span text:style-name="T9">const</text:span><text:span text:style-name="T13"> </text:span><text:span text:style-name="T17">msg</text:span><text:span text:style-name="T13"> = </text:span><text:span text:style-name="T9">new</text:span><text:span text:style-name="T13"> </text:span><text:span text:style-name="T19">SpeechSynthesisUtterance</text:span><text:span text:style-name="T13">(</text:span><text:span text:style-name="T11">text</text:span><text:span text:style-name="T13">);</text:span></text:p>
      <text:p text:style-name="P1"><text:span text:style-name="T11">window</text:span><text:span text:style-name="T13">.</text:span><text:span text:style-name="T11">speechSynthesis</text:span><text:span text:style-name="T13">.</text:span><text:span text:style-name="T16">speak</text:span><text:span text:style-name="T13">(</text:span><text:span text:style-name="T17">msg</text:span><text:span text:style-name="T13">);</text:span></text:p>
      <text:p text:style-name="P10">}</text:p>
      <text:p text:style-name="P11"/>
      <text:p text:style-name="P1"><text:soft-page-break/><text:span text:style-name="T9">function</text:span><text:span text:style-name="T13"> </text:span><text:span text:style-name="T16">setupGame</text:span><text:span text:style-name="T13">() {</text:span></text:p>
      <text:p text:style-name="P1"><text:span text:style-name="T17">shapeContainer</text:span><text:span text:style-name="T13">.</text:span><text:span text:style-name="T11">innerHTML</text:span><text:span text:style-name="T13"> = </text:span><text:span text:style-name="T12">""</text:span><text:span text:style-name="T13">;</text:span></text:p>
      <text:p text:style-name="P1"><text:span text:style-name="T17">shapes</text:span><text:span text:style-name="T13">.</text:span><text:span text:style-name="T16">forEach</text:span><text:span text:style-name="T13">(</text:span><text:span text:style-name="T11">shape</text:span><text:span text:style-name="T13"> </text:span><text:span text:style-name="T9">=&gt;</text:span><text:span text:style-name="T13"> {</text:span></text:p>
      <text:p text:style-name="P1"><text:span text:style-name="T9">const</text:span><text:span text:style-name="T13"> </text:span><text:span text:style-name="T17">div</text:span><text:span text:style-name="T13"> = </text:span><text:span text:style-name="T11">document</text:span><text:span text:style-name="T13">.</text:span><text:span text:style-name="T16">createElement</text:span><text:span text:style-name="T13">(</text:span><text:span text:style-name="T12">"div"</text:span><text:span text:style-name="T13">);</text:span></text:p>
      <text:p text:style-name="P1"><text:span text:style-name="T17">div</text:span><text:span text:style-name="T13">.</text:span><text:span text:style-name="T11">className</text:span><text:span text:style-name="T13"> = </text:span><text:span text:style-name="T12">"shape"</text:span><text:span text:style-name="T13">;</text:span></text:p>
      <text:p text:style-name="P1"><text:span text:style-name="T17">div</text:span><text:span text:style-name="T13">.</text:span><text:span text:style-name="T11">textContent</text:span><text:span text:style-name="T13"> = </text:span><text:span text:style-name="T11">shape</text:span><text:span text:style-name="T13">.</text:span><text:span text:style-name="T11">emoji</text:span><text:span text:style-name="T13">;</text:span></text:p>
      <text:p text:style-name="P1"><text:span text:style-name="T17">div</text:span><text:span text:style-name="T13">.</text:span><text:span text:style-name="T16">onclick</text:span><text:span text:style-name="T13"> = () </text:span><text:span text:style-name="T9">=&gt;</text:span><text:span text:style-name="T13"> </text:span><text:span text:style-name="T16">handleShapeClick</text:span><text:span text:style-name="T13">(</text:span><text:span text:style-name="T11">shape</text:span><text:span text:style-name="T13">.</text:span><text:span text:style-name="T11">name</text:span><text:span text:style-name="T13">);</text:span></text:p>
      <text:p text:style-name="P1"><text:span text:style-name="T17">shapeContainer</text:span><text:span text:style-name="T13">.</text:span><text:span text:style-name="T16">appendChild</text:span><text:span text:style-name="T13">(</text:span><text:span text:style-name="T17">div</text:span><text:span text:style-name="T13">);</text:span></text:p>
      <text:p text:style-name="P10">});</text:p>
      <text:p text:style-name="P1"><text:span text:style-name="T18">if</text:span><text:span text:style-name="T13"> (</text:span><text:span text:style-name="T11">gameMode</text:span><text:span text:style-name="T13">) </text:span><text:span text:style-name="T16">askNextShape</text:span><text:span text:style-name="T13">();</text:span></text:p>
      <text:p text:style-name="P10">}</text:p>
      <text:p text:style-name="P11"/>
      <text:p text:style-name="P1"><text:span text:style-name="T9">let</text:span><text:span text:style-name="T13"> </text:span><text:span text:style-name="T11">targetShape</text:span><text:span text:style-name="T13"> = </text:span><text:span text:style-name="T12">""</text:span><text:span text:style-name="T13">;</text:span></text:p>
      <text:p text:style-name="P11"/>
      <text:p text:style-name="P1"><text:span text:style-name="T9">function</text:span><text:span text:style-name="T13"> </text:span><text:span text:style-name="T16">askNextShape</text:span><text:span text:style-name="T13">() {</text:span></text:p>
      <text:p text:style-name="P1"><text:span text:style-name="T11">targetShape</text:span><text:span text:style-name="T13"> = </text:span><text:span text:style-name="T17">shapes</text:span><text:span text:style-name="T13">[</text:span><text:span text:style-name="T11">Math</text:span><text:span text:style-name="T13">.</text:span><text:span text:style-name="T16">floor</text:span><text:span text:style-name="T13">(</text:span><text:span text:style-name="T11">Math</text:span><text:span text:style-name="T13">.</text:span><text:span text:style-name="T16">random</text:span><text:span text:style-name="T13">() * </text:span><text:span text:style-name="T17">shapes</text:span><text:span text:style-name="T13">.</text:span><text:span text:style-name="T11">length</text:span><text:span text:style-name="T13">)].</text:span><text:span text:style-name="T11">name</text:span><text:span text:style-name="T13">;</text:span></text:p>
      <text:p text:style-name="P1"><text:span text:style-name="T17">instruction</text:span><text:span text:style-name="T13">.</text:span><text:span text:style-name="T11">textContent</text:span><text:span text:style-name="T13"> = </text:span><text:span text:style-name="T12">`Click the </text:span><text:span text:style-name="T9">${</text:span><text:span text:style-name="T11">targetShape</text:span><text:span text:style-name="T9">}</text:span><text:span text:style-name="T12">`</text:span><text:span text:style-name="T13">;</text:span></text:p>
      <text:p text:style-name="P1"><text:span text:style-name="T16">speak</text:span><text:span text:style-name="T13">(</text:span><text:span text:style-name="T12">`Click the </text:span><text:span text:style-name="T9">${</text:span><text:span text:style-name="T11">targetShape</text:span><text:span text:style-name="T9">}</text:span><text:span text:style-name="T12">`</text:span><text:span text:style-name="T13">);</text:span></text:p>
      <text:p text:style-name="P10">}</text:p>
      <text:p text:style-name="P11"/>
      <text:p text:style-name="P1"><text:span text:style-name="T9">function</text:span><text:span text:style-name="T13"> </text:span><text:span text:style-name="T16">handleShapeClick</text:span><text:span text:style-name="T13">(</text:span><text:span text:style-name="T11">name</text:span><text:span text:style-name="T13">) {</text:span></text:p>
      <text:p text:style-name="P1"><text:span text:style-name="T16">speak</text:span><text:span text:style-name="T13">(</text:span><text:span text:style-name="T11">name</text:span><text:span text:style-name="T13">);</text:span></text:p>
      <text:p text:style-name="P1"><text:span text:style-name="T18">if</text:span><text:span text:style-name="T13"> (</text:span><text:span text:style-name="T11">gameMode</text:span><text:span text:style-name="T13">) {</text:span></text:p>
      <text:p text:style-name="P1"><text:span text:style-name="T18">if</text:span><text:span text:style-name="T13"> (</text:span><text:span text:style-name="T11">name</text:span><text:span text:style-name="T13"> === </text:span><text:span text:style-name="T11">targetShape</text:span><text:span text:style-name="T13">) {</text:span></text:p>
      <text:p text:style-name="P1"><text:span text:style-name="T11">score</text:span><text:span text:style-name="T13">++;</text:span></text:p>
      <text:p text:style-name="P1"><text:span text:style-name="T17">instruction</text:span><text:span text:style-name="T13">.</text:span><text:span text:style-name="T11">textContent</text:span><text:span text:style-name="T13"> = </text:span><text:span text:style-name="T12">`✅ Correct!`</text:span><text:span text:style-name="T13">;</text:span></text:p>
      <text:p text:style-name="P1"><text:span text:style-name="T16">setTimeout</text:span><text:span text:style-name="T13">(() </text:span><text:span text:style-name="T9">=&gt;</text:span><text:span text:style-name="T13"> {</text:span></text:p>
      <text:p text:style-name="P1"><text:span text:style-name="T11">currentRound</text:span><text:span text:style-name="T13">++;</text:span></text:p>
      <text:p text:style-name="P1"><text:span text:style-name="T18">if</text:span><text:span text:style-name="T13"> (</text:span><text:span text:style-name="T11">currentRound</text:span><text:span text:style-name="T13"> &lt; </text:span><text:span text:style-name="T17">totalRounds</text:span><text:span text:style-name="T13">) {</text:span></text:p>
      <text:p text:style-name="P1"><text:span text:style-name="T16">askNextShape</text:span><text:span text:style-name="T13">();</text:span></text:p>
      <text:p text:style-name="P1"><text:span text:style-name="T13">} </text:span><text:span text:style-name="T18">else</text:span><text:span text:style-name="T13"> {</text:span></text:p>
      <text:p text:style-name="P1"><text:span text:style-name="T17">instruction</text:span><text:span text:style-name="T13">.</text:span><text:span text:style-name="T11">textContent</text:span><text:span text:style-name="T13"> = </text:span><text:span text:style-name="T12">`🎉 Great job! Final score: </text:span><text:span text:style-name="T9">${</text:span><text:span text:style-name="T11">score</text:span><text:span text:style-name="T9">}</text:span><text:span text:style-name="T12"> / </text:span><text:span text:style-name="T9">${</text:span><text:span text:style-name="T17">totalRounds</text:span><text:span text:style-name="T9">}</text:span><text:span text:style-name="T12">`</text:span><text:span text:style-name="T13">;</text:span></text:p>
      <text:p text:style-name="P1"><text:span text:style-name="T11">gameMode</text:span><text:span text:style-name="T13"> = </text:span><text:span text:style-name="T9">false</text:span><text:span text:style-name="T13">;</text:span></text:p>
      <text:p text:style-name="P1"><text:span text:style-name="T16">launchCatchGame</text:span><text:span text:style-name="T13">();</text:span></text:p>
      <text:p text:style-name="P10">}</text:p>
      <text:p text:style-name="P1"><text:span text:style-name="T13">}, </text:span><text:span text:style-name="T15">1000</text:span><text:span text:style-name="T13">);</text:span></text:p>
      <text:p text:style-name="P1"><text:span text:style-name="T13">} </text:span><text:span text:style-name="T18">else</text:span><text:span text:style-name="T13"> {</text:span></text:p>
      <text:p text:style-name="P1"><text:span text:style-name="T17">instruction</text:span><text:span text:style-name="T13">.</text:span><text:span text:style-name="T11">textContent</text:span><text:span text:style-name="T13"> = </text:span><text:span text:style-name="T12">`❌ Try again. Click the </text:span><text:span text:style-name="T9">${</text:span><text:span text:style-name="T11">targetShape</text:span><text:span text:style-name="T9">}</text:span><text:span text:style-name="T12">`</text:span><text:span text:style-name="T13">;</text:span></text:p>
      <text:p text:style-name="P10">}</text:p>
      <text:p text:style-name="P1"><text:span text:style-name="T17">scoreBox</text:span><text:span text:style-name="T13">.</text:span><text:span text:style-name="T11">textContent</text:span><text:span text:style-name="T13"> = </text:span><text:span text:style-name="T12">`Score: </text:span><text:span text:style-name="T9">${</text:span><text:span text:style-name="T11">score</text:span><text:span text:style-name="T9">}</text:span><text:span text:style-name="T12"> / </text:span><text:span text:style-name="T9">${</text:span><text:span text:style-name="T17">totalRounds</text:span><text:span text:style-name="T9">}</text:span><text:span text:style-name="T12">`</text:span><text:span text:style-name="T13">;</text:span></text:p>
      <text:p text:style-name="P10">}</text:p>
      <text:p text:style-name="P10">}</text:p>
      <text:p text:style-name="P11"/>
      <text:p text:style-name="P1"><text:span text:style-name="T9">function</text:span><text:span text:style-name="T13"> </text:span><text:span text:style-name="T16">goToMenu</text:span><text:span text:style-name="T13">() {</text:span></text:p>
      <text:p text:style-name="P1"><text:span text:style-name="T9">const</text:span><text:span text:style-name="T13"> </text:span><text:span text:style-name="T17">grade</text:span><text:span text:style-name="T13"> = </text:span><text:span text:style-name="T11">localStorage</text:span><text:span text:style-name="T13">.</text:span><text:span text:style-name="T16">getItem</text:span><text:span text:style-name="T13">(</text:span><text:span text:style-name="T12">"selected_grade"</text:span><text:span text:style-name="T13">) || </text:span><text:span text:style-name="T12">"tk"</text:span><text:span text:style-name="T13">;</text:span></text:p>
      <text:p text:style-name="P1"><text:span text:style-name="T11">window</text:span><text:span text:style-name="T13">.</text:span><text:span text:style-name="T11">location</text:span><text:span text:style-name="T13">.</text:span><text:span text:style-name="T11">href</text:span><text:span text:style-name="T13"> = </text:span><text:span text:style-name="T12">`menu-</text:span><text:span text:style-name="T9">${</text:span><text:span text:style-name="T17">grade</text:span><text:span text:style-name="T9">}</text:span><text:span text:style-name="T12">.html`</text:span><text:span text:style-name="T13">;</text:span></text:p>
      <text:p text:style-name="P10">}</text:p>
      <text:p text:style-name="P11"/>
      <text:p text:style-name="P8">// Bonus game: Catch the falling shapes</text:p>
      <text:p text:style-name="P1"><text:span text:style-name="T9">let</text:span><text:span text:style-name="T13"> </text:span><text:span text:style-name="T11">catchScore</text:span><text:span text:style-name="T13"> = </text:span><text:span text:style-name="T15">0</text:span><text:span text:style-name="T13">;</text:span></text:p>
      <text:p text:style-name="P1"><text:soft-page-break/><text:span text:style-name="T9">let</text:span><text:span text:style-name="T13"> </text:span><text:span text:style-name="T11">caughtShapes</text:span><text:span text:style-name="T13"> = </text:span><text:span text:style-name="T15">0</text:span><text:span text:style-name="T13">;</text:span></text:p>
      <text:p text:style-name="P1"><text:span text:style-name="T9">const</text:span><text:span text:style-name="T13"> </text:span><text:span text:style-name="T17">maxCatchShapes</text:span><text:span text:style-name="T13"> = </text:span><text:span text:style-name="T15">15</text:span><text:span text:style-name="T13">;</text:span></text:p>
      <text:p text:style-name="P11"/>
      <text:p text:style-name="P1"><text:span text:style-name="T9">function</text:span><text:span text:style-name="T13"> </text:span><text:span text:style-name="T16">launchCatchGame</text:span><text:span text:style-name="T13">() {</text:span></text:p>
      <text:p text:style-name="P1"><text:span text:style-name="T17">instruction</text:span><text:span text:style-name="T13">.</text:span><text:span text:style-name="T11">textContent</text:span><text:span text:style-name="T13"> = </text:span><text:span text:style-name="T12">"🎮 Bonus: Catch the shapes! Click any shape before it hits the bottom!"</text:span><text:span text:style-name="T13">;</text:span></text:p>
      <text:p text:style-name="P1"><text:span text:style-name="T17">scoreBox</text:span><text:span text:style-name="T13">.</text:span><text:span text:style-name="T11">textContent</text:span><text:span text:style-name="T13"> = </text:span><text:span text:style-name="T12">`Catch Score: 0 / </text:span><text:span text:style-name="T9">${</text:span><text:span text:style-name="T17">maxCatchShapes</text:span><text:span text:style-name="T9">}</text:span><text:span text:style-name="T12">`</text:span><text:span text:style-name="T13">;</text:span></text:p>
      <text:p text:style-name="P1"><text:span text:style-name="T17">shapeContainer</text:span><text:span text:style-name="T13">.</text:span><text:span text:style-name="T11">innerHTML</text:span><text:span text:style-name="T13"> = </text:span><text:span text:style-name="T12">""</text:span><text:span text:style-name="T13">;</text:span></text:p>
      <text:p text:style-name="P1"><text:span text:style-name="T11">catchScore</text:span><text:span text:style-name="T13"> = </text:span><text:span text:style-name="T15">0</text:span><text:span text:style-name="T13">;</text:span></text:p>
      <text:p text:style-name="P1"><text:span text:style-name="T11">caughtShapes</text:span><text:span text:style-name="T13"> = </text:span><text:span text:style-name="T15">0</text:span><text:span text:style-name="T13">;</text:span></text:p>
      <text:p text:style-name="P11"/>
      <text:p text:style-name="P1"><text:span text:style-name="T18">for</text:span><text:span text:style-name="T13"> (</text:span><text:span text:style-name="T9">let</text:span><text:span text:style-name="T13"> </text:span><text:span text:style-name="T11">i</text:span><text:span text:style-name="T13"> = </text:span><text:span text:style-name="T15">0</text:span><text:span text:style-name="T13">; </text:span><text:span text:style-name="T11">i</text:span><text:span text:style-name="T13"> &lt; </text:span><text:span text:style-name="T17">maxCatchShapes</text:span><text:span text:style-name="T13">; </text:span><text:span text:style-name="T11">i</text:span><text:span text:style-name="T13">++) {</text:span></text:p>
      <text:p text:style-name="P1"><text:span text:style-name="T16">setTimeout</text:span><text:span text:style-name="T13">(() </text:span><text:span text:style-name="T9">=&gt;</text:span><text:span text:style-name="T13"> </text:span><text:span text:style-name="T16">dropRandomShape</text:span><text:span text:style-name="T13">(), </text:span><text:span text:style-name="T11">i</text:span><text:span text:style-name="T13"> * </text:span><text:span text:style-name="T15">1000</text:span><text:span text:style-name="T13">);</text:span></text:p>
      <text:p text:style-name="P10">}</text:p>
      <text:p text:style-name="P10">}</text:p>
      <text:p text:style-name="P11"/>
      <text:p text:style-name="P1"><text:span text:style-name="T9">function</text:span><text:span text:style-name="T13"> </text:span><text:span text:style-name="T16">dropRandomShape</text:span><text:span text:style-name="T13">() {</text:span></text:p>
      <text:p text:style-name="P1"><text:span text:style-name="T9">const</text:span><text:span text:style-name="T13"> </text:span><text:span text:style-name="T17">randomShape</text:span><text:span text:style-name="T13"> = </text:span><text:span text:style-name="T17">shapes</text:span><text:span text:style-name="T13">[</text:span><text:span text:style-name="T11">Math</text:span><text:span text:style-name="T13">.</text:span><text:span text:style-name="T16">floor</text:span><text:span text:style-name="T13">(</text:span><text:span text:style-name="T11">Math</text:span><text:span text:style-name="T13">.</text:span><text:span text:style-name="T16">random</text:span><text:span text:style-name="T13">() * </text:span><text:span text:style-name="T17">shapes</text:span><text:span text:style-name="T13">.</text:span><text:span text:style-name="T11">length</text:span><text:span text:style-name="T13">)];</text:span></text:p>
      <text:p text:style-name="P1"><text:span text:style-name="T9">const</text:span><text:span text:style-name="T13"> </text:span><text:span text:style-name="T17">div</text:span><text:span text:style-name="T13"> = </text:span><text:span text:style-name="T11">document</text:span><text:span text:style-name="T13">.</text:span><text:span text:style-name="T16">createElement</text:span><text:span text:style-name="T13">(</text:span><text:span text:style-name="T12">"div"</text:span><text:span text:style-name="T13">);</text:span></text:p>
      <text:p text:style-name="P1"><text:span text:style-name="T17">div</text:span><text:span text:style-name="T13">.</text:span><text:span text:style-name="T11">className</text:span><text:span text:style-name="T13"> = </text:span><text:span text:style-name="T12">"falling-shape"</text:span><text:span text:style-name="T13">;</text:span></text:p>
      <text:p text:style-name="P1"><text:span text:style-name="T17">div</text:span><text:span text:style-name="T13">.</text:span><text:span text:style-name="T11">style</text:span><text:span text:style-name="T13">.</text:span><text:span text:style-name="T11">left</text:span><text:span text:style-name="T13"> = </text:span><text:span text:style-name="T11">Math</text:span><text:span text:style-name="T13">.</text:span><text:span text:style-name="T16">random</text:span><text:span text:style-name="T13">() * </text:span><text:span text:style-name="T15">90</text:span><text:span text:style-name="T13"> + </text:span><text:span text:style-name="T12">"vw"</text:span><text:span text:style-name="T13">;</text:span></text:p>
      <text:p text:style-name="P1"><text:span text:style-name="T17">div</text:span><text:span text:style-name="T13">.</text:span><text:span text:style-name="T11">textContent</text:span><text:span text:style-name="T13"> = </text:span><text:span text:style-name="T17">randomShape</text:span><text:span text:style-name="T13">.</text:span><text:span text:style-name="T11">emoji</text:span><text:span text:style-name="T13">;</text:span></text:p>
      <text:p text:style-name="P1"><text:span text:style-name="T17">div</text:span><text:span text:style-name="T13">.</text:span><text:span text:style-name="T16">onclick</text:span><text:span text:style-name="T13"> = () </text:span><text:span text:style-name="T9">=&gt;</text:span><text:span text:style-name="T13"> {</text:span></text:p>
      <text:p text:style-name="P1"><text:span text:style-name="T16">speak</text:span><text:span text:style-name="T13">(</text:span><text:span text:style-name="T17">randomShape</text:span><text:span text:style-name="T13">.</text:span><text:span text:style-name="T11">name</text:span><text:span text:style-name="T13">);</text:span></text:p>
      <text:p text:style-name="P1"><text:span text:style-name="T17">div</text:span><text:span text:style-name="T13">.</text:span><text:span text:style-name="T16">remove</text:span><text:span text:style-name="T13">();</text:span></text:p>
      <text:p text:style-name="P1"><text:span text:style-name="T11">catchScore</text:span><text:span text:style-name="T13">++;</text:span></text:p>
      <text:p text:style-name="P1"><text:span text:style-name="T16">updateCatchScore</text:span><text:span text:style-name="T13">();</text:span></text:p>
      <text:p text:style-name="P10">};</text:p>
      <text:p text:style-name="P1"><text:span text:style-name="T17">fallingArea</text:span><text:span text:style-name="T13">.</text:span><text:span text:style-name="T16">appendChild</text:span><text:span text:style-name="T13">(</text:span><text:span text:style-name="T17">div</text:span><text:span text:style-name="T13">);</text:span></text:p>
      <text:p text:style-name="P11"/>
      <text:p text:style-name="P1"><text:span text:style-name="T16">setTimeout</text:span><text:span text:style-name="T13">(() </text:span><text:span text:style-name="T9">=&gt;</text:span><text:span text:style-name="T13"> {</text:span></text:p>
      <text:p text:style-name="P1"><text:span text:style-name="T18">if</text:span><text:span text:style-name="T13"> (</text:span><text:span text:style-name="T17">fallingArea</text:span><text:span text:style-name="T13">.</text:span><text:span text:style-name="T16">contains</text:span><text:span text:style-name="T13">(</text:span><text:span text:style-name="T17">div</text:span><text:span text:style-name="T13">)) </text:span><text:span text:style-name="T17">div</text:span><text:span text:style-name="T13">.</text:span><text:span text:style-name="T16">remove</text:span><text:span text:style-name="T13">();</text:span></text:p>
      <text:p text:style-name="P1"><text:span text:style-name="T11">caughtShapes</text:span><text:span text:style-name="T13">++;</text:span></text:p>
      <text:p text:style-name="P1"><text:span text:style-name="T18">if</text:span><text:span text:style-name="T13"> (</text:span><text:span text:style-name="T11">caughtShapes</text:span><text:span text:style-name="T13"> &gt;= </text:span><text:span text:style-name="T17">maxCatchShapes</text:span><text:span text:style-name="T13">) {</text:span></text:p>
      <text:p text:style-name="P1"><text:span text:style-name="T16">endCatchGame</text:span><text:span text:style-name="T13">();</text:span></text:p>
      <text:p text:style-name="P10">}</text:p>
      <text:p text:style-name="P1"><text:span text:style-name="T13">}, </text:span><text:span text:style-name="T15">9000</text:span><text:span text:style-name="T13">);</text:span></text:p>
      <text:p text:style-name="P10">}</text:p>
      <text:p text:style-name="P11"/>
      <text:p text:style-name="P1"><text:span text:style-name="T9">function</text:span><text:span text:style-name="T13"> </text:span><text:span text:style-name="T16">updateCatchScore</text:span><text:span text:style-name="T13">() {</text:span></text:p>
      <text:p text:style-name="P1"><text:span text:style-name="T17">scoreBox</text:span><text:span text:style-name="T13">.</text:span><text:span text:style-name="T11">textContent</text:span><text:span text:style-name="T13"> = </text:span><text:span text:style-name="T12">`Catch Score: </text:span><text:span text:style-name="T9">${</text:span><text:span text:style-name="T11">catchScore</text:span><text:span text:style-name="T9">}</text:span><text:span text:style-name="T12"> / </text:span><text:span text:style-name="T9">${</text:span><text:span text:style-name="T17">maxCatchShapes</text:span><text:span text:style-name="T9">}</text:span><text:span text:style-name="T12">`</text:span><text:span text:style-name="T13">;</text:span></text:p>
      <text:p text:style-name="P10">}</text:p>
      <text:p text:style-name="P11"/>
      <text:p text:style-name="P1"><text:span text:style-name="T9">function</text:span><text:span text:style-name="T13"> </text:span><text:span text:style-name="T16">endCatchGame</text:span><text:span text:style-name="T13">() {</text:span></text:p>
      <text:p text:style-name="P1"><text:span text:style-name="T17">instruction</text:span><text:span text:style-name="T13">.</text:span><text:span text:style-name="T11">textContent</text:span><text:span text:style-name="T13"> = </text:span><text:span text:style-name="T12">`🏁 Bonus Game Over! You caught </text:span><text:span text:style-name="T9">${</text:span><text:span text:style-name="T11">catchScore</text:span><text:span text:style-name="T9">}</text:span><text:span text:style-name="T12"> of </text:span><text:span text:style-name="T9">${</text:span><text:span text:style-name="T17">maxCatchShapes</text:span><text:span text:style-name="T9">}</text:span><text:span text:style-name="T12"> shapes.`</text:span><text:span text:style-name="T13">;</text:span></text:p>
      <text:p text:style-name="P10">}</text:p>
      <text:p text:style-name="P11"/>
      <text:p text:style-name="P1"><text:span text:style-name="T16">setupGame</text:span><text:span text:style-name="T13">();</text:span></text:p>
      <text:p text:style-name="P1"><text:span text:style-name="T7">&lt;/</text:span><text:span text:style-name="T9">script</text:span><text:span text:style-name="T7">&gt;</text:span></text:p>
      <text:p text:style-name="P1"><text:span text:style-name="T7">&lt;/</text:span><text:span text:style-name="T9">body</text:span><text:span text:style-name="T7">&gt;</text:span></text:p>
      <text:p text:style-name="P1"><text:soft-page-break/><text:span text:style-name="T7">&lt;/</text:span><text:span text:style-name="T9">html</text:span><text:span text:style-name="T7">&gt;</text:span></text:p>
      <text:p text:style-name="P2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0:45:12.537540422</meta:creation-date>
    <dc:date>2025-07-05T21:10:01.435215670</dc:date>
    <meta:editing-duration>PT9H1M56S</meta:editing-duration>
    <meta:editing-cycles>12</meta:editing-cycles>
    <meta:generator>LibreOffice/24.2.7.2$Linux_X86_64 LibreOffice_project/420$Build-2</meta:generator>
    <meta:document-statistic meta:table-count="3" meta:image-count="0" meta:object-count="0" meta:page-count="17" meta:paragraph-count="649" meta:word-count="2349" meta:character-count="18130" meta:non-whitespace-character-count="16252"/>
  </office:meta>
</office:document-meta>
</file>